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Grande" svg:font-family="LucidaGrande"/>
    <style:font-face style:name="OpenSymbol" svg:font-family="OpenSymbol"/>
    <style:font-face style:name="SourceCodePro-Regular" svg:font-family="SourceCodePro-Regular"/>
    <style:font-face style:name="Source Code Pro" svg:font-family="'Source Code Pro'"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9583in" fo:margin-left="0.5063in" table:align="left"/>
    </style:style>
    <style:style style:name="Table1.A" style:family="table-column">
      <style:table-column-properties style:column-width="1.8069in"/>
    </style:style>
    <style:style style:name="Table1.B" style:family="table-column">
      <style:table-column-properties style:column-width="1.1743in"/>
    </style:style>
    <style:style style:name="Table1.C" style:family="table-column">
      <style:table-column-properties style:column-width="2.9771in"/>
    </style:style>
    <style:style style:name="Table1.A1" style:family="table-cell">
      <style:table-cell-properties fo:padding="0.0382in" fo:border="none"/>
    </style:style>
    <style:style style:name="Table4" style:family="table">
      <style:table-properties style:width="5.9583in" fo:margin-left="0.5063in" table:align="left"/>
    </style:style>
    <style:style style:name="Table4.A" style:family="table-column">
      <style:table-column-properties style:column-width="1.8069in"/>
    </style:style>
    <style:style style:name="Table4.B" style:family="table-column">
      <style:table-column-properties style:column-width="1.1743in"/>
    </style:style>
    <style:style style:name="Table4.C" style:family="table-column">
      <style:table-column-properties style:column-width="2.9771in"/>
    </style:style>
    <style:style style:name="Table4.A1" style:family="table-cell">
      <style:table-cell-properties fo:padding="0.0382in" fo:border="none"/>
    </style:style>
    <style:style style:name="Table2" style:family="table">
      <style:table-properties style:width="5.9583in" fo:margin-left="0.5063in" table:align="left"/>
    </style:style>
    <style:style style:name="Table2.A" style:family="table-column">
      <style:table-column-properties style:column-width="1.8069in"/>
    </style:style>
    <style:style style:name="Table2.B" style:family="table-column">
      <style:table-column-properties style:column-width="1.1743in"/>
    </style:style>
    <style:style style:name="Table2.C" style:family="table-column">
      <style:table-column-properties style:column-width="2.9771in"/>
    </style:style>
    <style:style style:name="Table2.A1" style:family="table-cell">
      <style:table-cell-properties fo:padding="0.0382in" fo:border="none"/>
    </style:style>
    <style:style style:name="Table3" style:family="table">
      <style:table-properties style:width="5.9583in" fo:margin-left="0.5063in" table:align="left"/>
    </style:style>
    <style:style style:name="Table3.A" style:family="table-column">
      <style:table-column-properties style:column-width="1.8069in"/>
    </style:style>
    <style:style style:name="Table3.B" style:family="table-column">
      <style:table-column-properties style:column-width="1.1743in"/>
    </style:style>
    <style:style style:name="Table3.C" style:family="table-column">
      <style:table-column-properties style:column-width="2.9771in"/>
    </style:style>
    <style:style style:name="Table3.A1" style:family="table-cell">
      <style:table-cell-properties fo:padding="0.0382in" fo:border="none"/>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officeooo:paragraph-rsid="0035c0bd" style:font-weight-asian="normal" style:font-weight-complex="normal"/>
    </style:style>
    <style:style style:name="P3" style:family="paragraph" style:parent-style-name="Text_20_body">
      <style:text-properties fo:font-weight="normal" officeooo:rsid="0035c0bd" officeooo:paragraph-rsid="0035c0bd" style:font-weight-asian="normal" style:font-weight-complex="normal"/>
    </style:style>
    <style:style style:name="P4" style:family="paragraph" style:parent-style-name="Text_20_body">
      <style:text-properties fo:font-weight="normal" officeooo:paragraph-rsid="0043718d" style:font-weight-asian="normal" style:font-weight-complex="normal"/>
    </style:style>
    <style:style style:name="P5" style:family="paragraph" style:parent-style-name="Text_20_body">
      <style:text-properties officeooo:paragraph-rsid="0035c0bd"/>
    </style:style>
    <style:style style:name="P6" style:family="paragraph" style:parent-style-name="Text_20_body">
      <style:text-properties officeooo:rsid="0035c0bd" officeooo:paragraph-rsid="0035c0bd"/>
    </style:style>
    <style:style style:name="P7" style:family="paragraph" style:parent-style-name="Text_20_body">
      <style:text-properties officeooo:rsid="003c0d91" officeooo:paragraph-rsid="003c0d91"/>
    </style:style>
    <style:style style:name="P8" style:family="paragraph" style:parent-style-name="Text_20_body">
      <style:text-properties officeooo:rsid="003c0d91" officeooo:paragraph-rsid="0043718d"/>
    </style:style>
    <style:style style:name="P9" style:family="paragraph" style:parent-style-name="Text_20_body">
      <style:text-properties officeooo:paragraph-rsid="003ecc41"/>
    </style:style>
    <style:style style:name="P10" style:family="paragraph" style:parent-style-name="Text_20_body">
      <style:text-properties officeooo:rsid="0029b60d" officeooo:paragraph-rsid="003ecc41"/>
    </style:style>
    <style:style style:name="P11" style:family="paragraph" style:parent-style-name="Text_20_body">
      <style:text-properties officeooo:rsid="0029b60d" officeooo:paragraph-rsid="004349db"/>
    </style:style>
    <style:style style:name="P12" style:family="paragraph" style:parent-style-name="Text_20_body">
      <style:text-properties officeooo:rsid="002366ca" officeooo:paragraph-rsid="003ecc41"/>
    </style:style>
    <style:style style:name="P13" style:family="paragraph" style:parent-style-name="Text_20_body">
      <style:text-properties officeooo:rsid="00211165" officeooo:paragraph-rsid="003ecc41"/>
    </style:style>
    <style:style style:name="P14" style:family="paragraph" style:parent-style-name="Text_20_body">
      <style:text-properties officeooo:rsid="0022f86e" officeooo:paragraph-rsid="003ecc41"/>
    </style:style>
    <style:style style:name="P15" style:family="paragraph" style:parent-style-name="Text_20_body">
      <style:text-properties officeooo:rsid="00267af7" officeooo:paragraph-rsid="003ecc41"/>
    </style:style>
    <style:style style:name="P16" style:family="paragraph" style:parent-style-name="Text_20_body">
      <style:text-properties officeooo:rsid="004062e1" officeooo:paragraph-rsid="0043718d"/>
    </style:style>
    <style:style style:name="P17" style:family="paragraph" style:parent-style-name="Text_20_body">
      <style:text-properties officeooo:paragraph-rsid="0043718d"/>
    </style:style>
    <style:style style:name="P18" style:family="paragraph" style:parent-style-name="Text_20_body">
      <style:text-properties officeooo:paragraph-rsid="00448f1b"/>
    </style:style>
    <style:style style:name="P19" style:family="paragraph" style:parent-style-name="Text_20_body">
      <style:text-properties officeooo:paragraph-rsid="0045b29c"/>
    </style:style>
    <style:style style:name="P20" style:family="paragraph" style:parent-style-name="Text_20_body">
      <style:text-properties officeooo:rsid="0045b29c" officeooo:paragraph-rsid="0045b29c"/>
    </style:style>
    <style:style style:name="P21" style:family="paragraph" style:parent-style-name="Text_20_body">
      <style:paragraph-properties fo:margin-top="0.0799in" fo:margin-bottom="0in" style:contextual-spacing="false"/>
      <style:text-properties officeooo:rsid="001458c5" officeooo:paragraph-rsid="003ecc41"/>
    </style:style>
    <style:style style:name="P22" style:family="paragraph" style:parent-style-name="Text_20_body">
      <style:paragraph-properties fo:margin-top="0.0799in" fo:margin-bottom="0in" style:contextual-spacing="false"/>
      <style:text-properties officeooo:rsid="001c3b67" officeooo:paragraph-rsid="003ecc41"/>
    </style:style>
    <style:style style:name="P23" style:family="paragraph" style:parent-style-name="Text_20_body">
      <style:paragraph-properties fo:margin-top="0.0799in" fo:margin-bottom="0in" style:contextual-spacing="false"/>
      <style:text-properties officeooo:paragraph-rsid="003ecc41"/>
    </style:style>
    <style:style style:name="P24" style:family="paragraph" style:parent-style-name="Text_20_body">
      <style:paragraph-properties fo:margin-top="0.0799in" fo:margin-bottom="0in" style:contextual-spacing="false"/>
      <style:text-properties officeooo:rsid="004349db" officeooo:paragraph-rsid="004349db"/>
    </style:style>
    <style:style style:name="P25" style:family="paragraph" style:parent-style-name="Text_20_body">
      <style:paragraph-properties fo:margin-top="0in" fo:margin-bottom="0in" style:contextual-spacing="false"/>
      <style:text-properties officeooo:rsid="0022f86e" officeooo:paragraph-rsid="003ecc41"/>
    </style:style>
    <style:style style:name="P26" style:family="paragraph" style:parent-style-name="Text_20_body">
      <style:paragraph-properties fo:margin-top="0in" fo:margin-bottom="0in" style:contextual-spacing="false"/>
      <style:text-properties officeooo:rsid="001458c5" officeooo:paragraph-rsid="003ecc41"/>
    </style:style>
    <style:style style:name="P27" style:family="paragraph" style:parent-style-name="Text_20_body">
      <style:paragraph-properties fo:margin-top="0in" fo:margin-bottom="0in" style:contextual-spacing="false"/>
      <style:text-properties officeooo:paragraph-rsid="003ecc41"/>
    </style:style>
    <style:style style:name="P28" style:family="paragraph" style:parent-style-name="Text_20_body">
      <style:paragraph-properties fo:margin-top="0in" fo:margin-bottom="0in" style:contextual-spacing="false"/>
      <style:text-properties officeooo:rsid="004349db" officeooo:paragraph-rsid="004349db"/>
    </style:style>
    <style:style style:name="P29"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officeooo:paragraph-rsid="003ecc41"/>
    </style:style>
    <style:style style:name="P30"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officeooo:paragraph-rsid="00448f1b"/>
    </style:style>
    <style:style style:name="P31" style:family="paragraph" style:parent-style-name="Standard">
      <style:paragraph-properties fo:margin-left="0in" fo:margin-right="0in" fo:text-align="start" style:justify-single-word="false" fo:text-indent="0in" style:auto-text-indent="false"/>
      <style:text-properties officeooo:paragraph-rsid="003ecc41"/>
    </style:style>
    <style:style style:name="P32" style:family="paragraph" style:parent-style-name="Standard">
      <style:paragraph-properties fo:margin-left="0in" fo:margin-right="0in" fo:text-align="start" style:justify-single-word="false" fo:text-indent="0in" style:auto-text-indent="false"/>
      <style:text-properties officeooo:paragraph-rsid="00448f1b"/>
    </style:style>
    <style:style style:name="P33"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officeooo:rsid="003079a3" officeooo:paragraph-rsid="003ecc41"/>
    </style:style>
    <style:style style:name="P34"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officeooo:rsid="003079a3" officeooo:paragraph-rsid="00448f1b"/>
    </style:style>
    <style:style style:name="P35" style:family="paragraph" style:parent-style-name="Standard">
      <style:paragraph-properties fo:margin-left="0in" fo:margin-right="0in" fo:text-align="start" style:justify-single-word="false" fo:text-indent="0in" style:auto-text-indent="false"/>
      <style:text-properties officeooo:rsid="003079a3" officeooo:paragraph-rsid="003ecc41"/>
    </style:style>
    <style:style style:name="P36" style:family="paragraph" style:parent-style-name="Standard">
      <style:paragraph-properties fo:margin-left="0in" fo:margin-right="0in" fo:text-align="start" style:justify-single-word="false" fo:text-indent="0in" style:auto-text-indent="false"/>
      <style:text-properties officeooo:rsid="003079a3" officeooo:paragraph-rsid="00448f1b"/>
    </style:style>
    <style:style style:name="P37"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fo:font-weight="bold" officeooo:paragraph-rsid="003ecc41" style:font-weight-asian="bold" style:font-weight-complex="bold"/>
    </style:style>
    <style:style style:name="P38"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fo:font-weight="bold" officeooo:paragraph-rsid="0043718d" style:font-weight-asian="bold" style:font-weight-complex="bold"/>
    </style:style>
    <style:style style:name="P39"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fo:font-weight="bold" officeooo:paragraph-rsid="00448f1b" style:font-weight-asian="bold" style:font-weight-complex="bold"/>
    </style:style>
    <style:style style:name="P40" style:family="paragraph" style:parent-style-name="Standard">
      <style:paragraph-properties fo:margin-left="0in" fo:margin-right="0in" fo:text-align="start" style:justify-single-word="false" fo:text-indent="0in" style:auto-text-indent="false"/>
      <style:text-properties fo:font-weight="bold" officeooo:paragraph-rsid="003ecc41" style:font-weight-asian="bold" style:font-weight-complex="bold"/>
    </style:style>
    <style:style style:name="P41" style:family="paragraph" style:parent-style-name="Standard">
      <style:paragraph-properties fo:margin-left="0in" fo:margin-right="0in" fo:text-align="start" style:justify-single-word="false" fo:text-indent="0in" style:auto-text-indent="false"/>
      <style:text-properties fo:font-weight="bold" officeooo:paragraph-rsid="00448f1b" style:font-weight-asian="bold" style:font-weight-complex="bold"/>
    </style:style>
    <style:style style:name="P42"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fo:font-weight="bold" officeooo:rsid="003079a3" officeooo:paragraph-rsid="0043718d" style:font-weight-asian="bold" style:font-weight-complex="bold"/>
    </style:style>
    <style:style style:name="P43"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fo:font-weight="bold" officeooo:rsid="003079a3" officeooo:paragraph-rsid="00448f1b" style:font-weight-asian="bold" style:font-weight-complex="bold"/>
    </style:style>
    <style:style style:name="P44" style:family="paragraph" style:parent-style-name="Standard">
      <style:paragraph-properties fo:margin-left="0in" fo:margin-right="0in" fo:text-align="start" style:justify-single-word="false" fo:text-indent="0in" style:auto-text-indent="false"/>
      <style:text-properties fo:font-weight="bold" officeooo:rsid="0043718d" officeooo:paragraph-rsid="0043718d" style:font-weight-asian="bold" style:font-weight-complex="bold"/>
    </style:style>
    <style:style style:name="P45"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fo:font-weight="bold" officeooo:rsid="00448f1b" officeooo:paragraph-rsid="00448f1b" style:font-weight-asian="bold" style:font-weight-complex="bold"/>
    </style:style>
    <style:style style:name="P46" style:family="paragraph" style:parent-style-name="Standard">
      <style:paragraph-properties fo:margin-left="0in" fo:margin-right="0in" fo:text-align="start" style:justify-single-word="false" fo:text-indent="0in" style:auto-text-indent="false"/>
      <style:text-properties officeooo:rsid="0035c0bd" officeooo:paragraph-rsid="003ecc41"/>
    </style:style>
    <style:style style:name="P47" style:family="paragraph" style:parent-style-name="Standard">
      <style:paragraph-properties fo:margin-left="0in" fo:margin-right="0in" fo:text-align="start" style:justify-single-word="false" fo:text-indent="0in" style:auto-text-indent="false"/>
      <style:text-properties officeooo:rsid="0035c0bd" officeooo:paragraph-rsid="00448f1b"/>
    </style:style>
    <style:style style:name="P48" style:family="paragraph" style:parent-style-name="Standard">
      <style:paragraph-properties fo:margin-left="0in" fo:margin-right="0in" fo:text-align="start" style:justify-single-word="false" fo:text-indent="0in" style:auto-text-indent="false"/>
      <style:text-properties officeooo:rsid="00315fb9" officeooo:paragraph-rsid="003ecc41"/>
    </style:style>
    <style:style style:name="P49" style:family="paragraph" style:parent-style-name="Standard">
      <style:paragraph-properties fo:margin-left="0in" fo:margin-right="0in" fo:text-align="start" style:justify-single-word="false" fo:text-indent="0in" style:auto-text-indent="false"/>
      <style:text-properties officeooo:rsid="00315fb9" officeooo:paragraph-rsid="00448f1b"/>
    </style:style>
    <style:style style:name="P50"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fo:font-weight="normal" officeooo:rsid="00448f1b" officeooo:paragraph-rsid="00448f1b" style:font-weight-asian="normal" style:font-weight-complex="normal"/>
    </style:style>
    <style:style style:name="P51" style:family="paragraph" style:parent-style-name="Standard">
      <style:paragraph-properties fo:margin-left="0in" fo:margin-right="0in" fo:text-align="start" style:justify-single-word="false" fo:text-indent="0in" style:auto-text-indent="false"/>
      <style:text-properties officeooo:rsid="00448f1b" officeooo:paragraph-rsid="00448f1b"/>
    </style:style>
    <style:style style:name="P52" style:family="paragraph" style:parent-style-name="Text_20_body">
      <style:paragraph-properties fo:margin-top="0in" fo:margin-bottom="0.1in" style:contextual-spacing="true"/>
      <style:text-properties style:font-name="Times New Roman"/>
    </style:style>
    <style:style style:name="P53" style:family="paragraph" style:parent-style-name="Text_20_body">
      <style:paragraph-properties fo:margin-top="0in" fo:margin-bottom="0.1in" style:contextual-spacing="true"/>
      <style:text-properties style:font-name="Source Code Pro"/>
    </style:style>
    <style:style style:name="P54" style:family="paragraph" style:parent-style-name="Standard">
      <style:paragraph-properties fo:margin-left="0in" fo:margin-right="-0.0047in" fo:text-align="start" style:justify-single-word="false" fo:text-indent="0in" style:auto-text-indent="false"/>
      <style:text-properties officeooo:paragraph-rsid="003ecc41"/>
    </style:style>
    <style:style style:name="P55" style:family="paragraph" style:parent-style-name="Standard">
      <style:paragraph-properties fo:margin-left="0in" fo:margin-right="-0.0047in" fo:text-align="start" style:justify-single-word="false" fo:text-indent="0in" style:auto-text-indent="false"/>
      <style:text-properties officeooo:paragraph-rsid="00448f1b"/>
    </style:style>
    <style:style style:name="P56" style:family="paragraph" style:parent-style-name="Standard">
      <style:paragraph-properties fo:margin-left="0in" fo:margin-right="-0.0047in" fo:text-align="start" style:justify-single-word="false" fo:text-indent="0in" style:auto-text-indent="false"/>
      <style:text-properties officeooo:rsid="0035c0bd" officeooo:paragraph-rsid="003ecc41"/>
    </style:style>
    <style:style style:name="P57" style:family="paragraph" style:parent-style-name="Standard">
      <style:paragraph-properties fo:margin-left="0in" fo:margin-right="-0.0047in" fo:text-align="start" style:justify-single-word="false" fo:text-indent="0in" style:auto-text-indent="false"/>
      <style:text-properties officeooo:rsid="0035c0bd" officeooo:paragraph-rsid="00448f1b"/>
    </style:style>
    <style:style style:name="P58" style:family="paragraph" style:parent-style-name="Standard">
      <style:paragraph-properties fo:margin-left="0in" fo:margin-right="-0.0047in" fo:text-align="start" style:justify-single-word="false" fo:text-indent="0in" style:auto-text-indent="false"/>
      <style:text-properties style:font-name="Source Code Pro" fo:font-size="10pt" officeooo:rsid="0035c0bd" officeooo:paragraph-rsid="003ecc41" style:font-size-asian="10pt" style:font-size-complex="10pt"/>
    </style:style>
    <style:style style:name="P59" style:family="paragraph" style:parent-style-name="Standard">
      <style:paragraph-properties fo:margin-left="0in" fo:margin-right="-0.0047in" fo:text-align="start" style:justify-single-word="false" fo:text-indent="0in" style:auto-text-indent="false"/>
      <style:text-properties style:font-name="Source Code Pro" fo:font-size="10pt" officeooo:rsid="0035c0bd" officeooo:paragraph-rsid="0043718d" style:font-size-asian="10pt" style:font-size-complex="10pt"/>
    </style:style>
    <style:style style:name="P60" style:family="paragraph" style:parent-style-name="Standard">
      <style:paragraph-properties fo:margin-left="0in" fo:margin-right="-0.0047in" fo:text-align="start" style:justify-single-word="false" fo:text-indent="0in" style:auto-text-indent="false"/>
      <style:text-properties style:font-name="Source Code Pro" fo:font-size="10pt" officeooo:rsid="0035c0bd" officeooo:paragraph-rsid="00448f1b" style:font-size-asian="10pt" style:font-size-complex="10pt"/>
    </style:style>
    <style:style style:name="P61" style:family="paragraph" style:parent-style-name="Standard">
      <style:paragraph-properties fo:margin-left="0in" fo:margin-right="-0.0047in" fo:text-align="start" style:justify-single-word="false" fo:text-indent="0in" style:auto-text-indent="false"/>
      <style:text-properties style:font-name="Source Code Pro" fo:font-size="10pt" officeooo:rsid="0043718d" officeooo:paragraph-rsid="0043718d" style:font-size-asian="10pt" style:font-size-complex="10pt"/>
    </style:style>
    <style:style style:name="P62" style:family="paragraph" style:parent-style-name="Standard">
      <style:paragraph-properties fo:margin-left="0in" fo:margin-right="-0.0047in" fo:text-align="start" style:justify-single-word="false" fo:text-indent="0in" style:auto-text-indent="false"/>
      <style:text-properties style:font-name="Source Code Pro" fo:font-size="10pt" officeooo:rsid="00448f1b" officeooo:paragraph-rsid="00448f1b" style:font-size-asian="10pt" style:font-size-complex="10pt"/>
    </style:style>
    <style:style style:name="P63" style:family="paragraph" style:parent-style-name="Standard">
      <style:paragraph-properties fo:margin-left="1in" fo:margin-right="0in" fo:text-indent="0in" style:auto-text-indent="false"/>
      <style:text-properties fo:font-weight="bold" officeooo:paragraph-rsid="003ecc41" style:font-weight-asian="bold" style:font-weight-complex="bold"/>
    </style:style>
    <style:style style:name="P64" style:family="paragraph" style:parent-style-name="Standard">
      <style:paragraph-properties fo:margin-left="1in" fo:margin-right="0in" fo:text-indent="0in" style:auto-text-indent="false"/>
      <style:text-properties fo:font-weight="bold" officeooo:paragraph-rsid="0043718d" style:font-weight-asian="bold" style:font-weight-complex="bold"/>
    </style:style>
    <style:style style:name="P65" style:family="paragraph" style:parent-style-name="Standard">
      <style:paragraph-properties fo:margin-left="1in" fo:margin-right="0in" fo:text-indent="0in" style:auto-text-indent="false"/>
      <style:text-properties fo:font-weight="bold" officeooo:paragraph-rsid="00448f1b" style:font-weight-asian="bold" style:font-weight-complex="bold"/>
    </style:style>
    <style:style style:name="P66" style:family="paragraph" style:parent-style-name="Standard">
      <style:paragraph-properties fo:margin-left="1in" fo:margin-right="0in" fo:text-indent="0in" style:auto-text-indent="false"/>
      <style:text-properties officeooo:rsid="003079a3" officeooo:paragraph-rsid="003ecc41"/>
    </style:style>
    <style:style style:name="P67" style:family="paragraph" style:parent-style-name="Standard">
      <style:paragraph-properties fo:margin-left="1in" fo:margin-right="0in" fo:text-indent="0in" style:auto-text-indent="false"/>
      <style:text-properties officeooo:rsid="003079a3" officeooo:paragraph-rsid="0043718d"/>
    </style:style>
    <style:style style:name="P68" style:family="paragraph" style:parent-style-name="Standard">
      <style:paragraph-properties fo:margin-left="1in" fo:margin-right="0in" fo:text-indent="0in" style:auto-text-indent="false"/>
      <style:text-properties officeooo:rsid="003079a3" officeooo:paragraph-rsid="00448f1b"/>
    </style:style>
    <style:style style:name="P69" style:family="paragraph" style:parent-style-name="Standard">
      <style:paragraph-properties fo:margin-left="0.1402in" fo:margin-right="-0.0047in" fo:text-align="start" style:justify-single-word="false" fo:text-indent="0in" style:auto-text-indent="false"/>
      <style:text-properties style:font-name="Source Code Pro" fo:font-size="10pt" officeooo:paragraph-rsid="003ecc41" style:font-size-asian="10pt" style:font-size-complex="10pt"/>
    </style:style>
    <style:style style:name="P70" style:family="paragraph" style:parent-style-name="Standard">
      <style:paragraph-properties fo:margin-left="0.1402in" fo:margin-right="-0.0047in" fo:text-align="start" style:justify-single-word="false" fo:text-indent="0in" style:auto-text-indent="false"/>
      <style:text-properties style:font-name="Source Code Pro" fo:font-size="10pt" officeooo:paragraph-rsid="0043718d" style:font-size-asian="10pt" style:font-size-complex="10pt"/>
    </style:style>
    <style:style style:name="P71" style:family="paragraph" style:parent-style-name="Standard">
      <style:paragraph-properties fo:margin-left="0.1402in" fo:margin-right="-0.0047in" fo:text-align="start" style:justify-single-word="false" fo:text-indent="0in" style:auto-text-indent="false"/>
      <style:text-properties style:font-name="Source Code Pro" fo:font-size="10pt" officeooo:paragraph-rsid="00448f1b" style:font-size-asian="10pt" style:font-size-complex="10pt"/>
    </style:style>
    <style:style style:name="P72" style:family="paragraph" style:parent-style-name="Heading_20_1">
      <style:text-properties officeooo:rsid="003c0d91" officeooo:paragraph-rsid="003c0d91"/>
    </style:style>
    <style:style style:name="P73" style:family="paragraph" style:parent-style-name="Heading_20_1">
      <style:text-properties officeooo:paragraph-rsid="003ecc41"/>
    </style:style>
    <style:style style:name="P74" style:family="paragraph" style:parent-style-name="Heading_20_1">
      <style:text-properties fo:color="#000000" officeooo:rsid="004c95fc" officeooo:paragraph-rsid="004c95fc"/>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paragraph-rsid="003ecc41"/>
    </style:style>
    <style:style style:name="P77" style:family="paragraph" style:parent-style-name="Heading_20_2">
      <style:text-properties officeooo:rsid="003c0d91" officeooo:paragraph-rsid="003c0d91"/>
    </style:style>
    <style:style style:name="P78" style:family="paragraph" style:parent-style-name="Heading_20_2">
      <style:text-properties officeooo:paragraph-rsid="003ecc41"/>
    </style:style>
    <style:style style:name="P79" style:family="paragraph" style:parent-style-name="Heading_20_2">
      <style:text-properties officeooo:rsid="00334fad" officeooo:paragraph-rsid="003ecc41"/>
    </style:style>
    <style:style style:name="P80" style:family="paragraph" style:parent-style-name="Heading_20_2">
      <style:text-properties officeooo:rsid="002366ca" officeooo:paragraph-rsid="003ecc41"/>
    </style:style>
    <style:style style:name="P81" style:family="paragraph" style:parent-style-name="Standard" style:master-page-name="Standard">
      <style:paragraph-properties fo:margin-left="0in" fo:margin-right="-0.0047in" fo:text-align="start" style:justify-single-word="false" fo:text-indent="0in" style:auto-text-indent="false" style:page-number="auto"/>
      <style:text-properties style:font-name="Source Code Pro" fo:font-size="10pt" officeooo:paragraph-rsid="00448f1b" style:font-size-asian="10pt" style:font-size-complex="10pt"/>
    </style:style>
    <style:style style:name="P82" style:family="paragraph" style:parent-style-name="Standard" style:master-page-name="Standard">
      <style:paragraph-properties fo:margin-left="0in" fo:margin-right="-0.0047in" fo:text-align="start" style:justify-single-word="false" fo:text-indent="0in" style:auto-text-indent="false" style:page-number="auto"/>
      <style:text-properties style:font-name="Source Code Pro" fo:font-size="10pt" officeooo:paragraph-rsid="003ecc41" style:font-size-asian="10pt" style:font-size-complex="10pt"/>
    </style:style>
    <style:style style:name="P83" style:family="paragraph" style:parent-style-name="Standard" style:master-page-name="Standard">
      <style:paragraph-properties fo:margin-left="0in" fo:margin-right="-0.0047in" fo:text-align="start" style:justify-single-word="false" fo:text-indent="0in" style:auto-text-indent="false" style:page-number="auto"/>
      <style:text-properties style:font-name="Source Code Pro" fo:font-size="10pt" officeooo:paragraph-rsid="0043718d" style:font-size-asian="10pt" style:font-size-complex="10pt"/>
    </style:style>
    <style:style style:name="P84" style:family="paragraph" style:parent-style-name="Standard" style:master-page-name="Standard">
      <style:paragraph-properties fo:margin-left="0in" fo:margin-right="-0.0047in" fo:text-align="start" style:justify-single-word="false" fo:text-indent="0in" style:auto-text-indent="false" style:page-number="auto"/>
      <style:text-properties fo:color="#000000" style:font-name="Source Code Pro" fo:font-size="10pt" officeooo:paragraph-rsid="00448f1b" style:font-size-asian="10pt" style:font-size-complex="10pt"/>
    </style:style>
    <style:style style:name="P85" style:family="paragraph" style:parent-style-name="Standard" style:master-page-name="Standard">
      <style:paragraph-properties fo:margin-left="0in" fo:margin-right="-0.0047in" fo:text-align="start" style:justify-single-word="false" fo:text-indent="0in" style:auto-text-indent="false" style:page-number="auto"/>
      <style:text-properties fo:color="#000000" style:font-name="Source Code Pro" fo:font-size="10pt" officeooo:paragraph-rsid="003ecc41" style:font-size-asian="10pt" style:font-size-complex="10pt"/>
    </style:style>
    <style:style style:name="P86" style:family="paragraph" style:parent-style-name="Standard" style:master-page-name="Standard">
      <style:paragraph-properties fo:margin-left="0in" fo:margin-right="-0.0047in" fo:text-align="start" style:justify-single-word="false" fo:text-indent="0in" style:auto-text-indent="false" style:page-number="auto"/>
      <style:text-properties fo:color="#000000" style:font-name="Source Code Pro" fo:font-size="10pt" officeooo:rsid="00448f1b" officeooo:paragraph-rsid="00448f1b" style:font-size-asian="10pt" style:font-size-complex="10pt"/>
    </style:style>
    <style:style style:name="P87" style:family="paragraph" style:parent-style-name="Standard">
      <style:paragraph-properties fo:margin-left="0in" fo:margin-right="-0.0047in" fo:text-align="start" style:justify-single-word="false" fo:text-indent="0in" style:auto-text-indent="false"/>
      <style:text-properties fo:font-weight="normal" officeooo:rsid="0043718d" officeooo:paragraph-rsid="0043718d" style:font-weight-asian="normal" style:font-weight-complex="normal"/>
    </style:style>
    <style:style style:name="P88" style:family="paragraph" style:parent-style-name="Standard" style:list-style-name="L1">
      <style:text-properties officeooo:paragraph-rsid="003ecc41"/>
    </style:style>
    <style:style style:name="P89" style:family="paragraph" style:parent-style-name="Standard" style:list-style-name="L1">
      <style:text-properties officeooo:paragraph-rsid="004964de"/>
    </style:style>
    <style:style style:name="P90" style:family="paragraph" style:parent-style-name="Standard" style:list-style-name="L1">
      <style:text-properties officeooo:rsid="002dd8b9" officeooo:paragraph-rsid="003ecc41"/>
    </style:style>
    <style:style style:name="P91" style:family="paragraph" style:parent-style-name="Standard">
      <style:paragraph-properties fo:margin-left="0in" fo:margin-right="0in" fo:text-align="start" style:justify-single-word="false" fo:text-indent="0in" style:auto-text-indent="false"/>
      <style:text-properties fo:font-weight="normal" officeooo:paragraph-rsid="00448f1b" style:font-weight-asian="normal" style:font-weight-complex="normal"/>
    </style:style>
    <style:style style:name="P92" style:family="paragraph" style:parent-style-name="Standard">
      <style:paragraph-properties fo:margin-left="0in" fo:margin-right="0in" fo:text-align="start" style:justify-single-word="false" fo:text-indent="0in" style:auto-text-indent="false"/>
      <style:text-properties fo:font-weight="normal" officeooo:paragraph-rsid="0043718d" style:font-weight-asian="normal" style:font-weight-complex="normal"/>
    </style:style>
    <style:style style:name="P93" style:family="paragraph" style:parent-style-name="Standard">
      <style:paragraph-properties fo:margin-left="0in" fo:margin-right="0in" fo:text-align="start" style:justify-single-word="false" fo:text-indent="0in" style:auto-text-indent="false"/>
      <style:text-properties fo:font-weight="normal" officeooo:rsid="003079a3" officeooo:paragraph-rsid="00448f1b" style:font-weight-asian="normal" style:font-weight-complex="normal"/>
    </style:style>
    <style:style style:name="P94" style:family="paragraph" style:parent-style-name="Standard">
      <style:paragraph-properties fo:margin-left="0in" fo:margin-right="0in" fo:text-align="start" style:justify-single-word="false" fo:text-indent="0in" style:auto-text-indent="false"/>
      <style:text-properties fo:font-weight="normal" officeooo:rsid="003079a3" officeooo:paragraph-rsid="0043718d" style:font-weight-asian="normal" style:font-weight-complex="normal"/>
    </style:style>
    <style:style style:name="P95" style:family="paragraph" style:parent-style-name="Standard">
      <style:paragraph-properties fo:margin-left="0in" fo:margin-right="0in" fo:text-align="start" style:justify-single-word="false" fo:text-indent="0in" style:auto-text-indent="false"/>
      <style:text-properties fo:font-weight="normal" officeooo:rsid="00315fb9" officeooo:paragraph-rsid="00448f1b" style:font-weight-asian="normal" style:font-weight-complex="normal"/>
    </style:style>
    <style:style style:name="P96" style:family="paragraph" style:parent-style-name="Standard">
      <style:paragraph-properties fo:margin-left="0in" fo:margin-right="0in" fo:text-align="start" style:justify-single-word="false" fo:text-indent="0in" style:auto-text-indent="false"/>
      <style:text-properties fo:font-weight="normal" officeooo:rsid="00315fb9" officeooo:paragraph-rsid="0043718d" style:font-weight-asian="normal" style:font-weight-complex="normal"/>
    </style:style>
    <style:style style:name="P97" style:family="paragraph" style:parent-style-name="Heading_20_4">
      <style:text-properties officeooo:paragraph-rsid="003ecc41"/>
    </style:style>
    <style:style style:name="P98" style:family="paragraph" style:parent-style-name="Heading_20_4">
      <style:text-properties officeooo:paragraph-rsid="004349db"/>
    </style:style>
    <style:style style:name="P99" style:family="paragraph" style:parent-style-name="Heading_20_4">
      <style:text-properties fo:font-weight="bold" style:font-weight-asian="bold" style:font-weight-complex="bold"/>
    </style:style>
    <style:style style:name="P100" style:family="paragraph" style:parent-style-name="Heading_20_4">
      <style:text-properties fo:font-weight="bold" officeooo:paragraph-rsid="0035c0bd" style:font-weight-asian="bold" style:font-weight-complex="bold"/>
    </style:style>
    <style:style style:name="P101" style:family="paragraph" style:parent-style-name="Heading_20_4">
      <style:text-properties officeooo:paragraph-rsid="0035c0bd"/>
    </style:style>
    <style:style style:name="P102" style:family="paragraph" style:parent-style-name="Heading_20_4">
      <style:text-properties style:font-name="Times New Roman" fo:font-size="11pt" fo:font-weight="bold" style:font-size-asian="11pt" style:font-weight-asian="bold" style:font-size-complex="11pt" style:font-weight-complex="bold"/>
    </style:style>
    <style:style style:name="P103" style:family="paragraph" style:parent-style-name="Heading_20_4">
      <style:text-properties officeooo:paragraph-rsid="0050e933"/>
    </style:style>
    <style:style style:name="P104" style:family="paragraph" style:parent-style-name="Heading_20_4">
      <style:paragraph-properties fo:margin-top="0.1in" fo:margin-bottom="0in" style:contextual-spacing="false"/>
      <style:text-properties officeooo:paragraph-rsid="003ecc41"/>
    </style:style>
    <style:style style:name="P105" style:family="paragraph" style:parent-style-name="Heading_20_3">
      <style:text-properties officeooo:paragraph-rsid="003ecc41"/>
    </style:style>
    <style:style style:name="P106" style:family="paragraph" style:parent-style-name="Heading_20_3">
      <style:text-properties officeooo:paragraph-rsid="00448f1b"/>
    </style:style>
    <style:style style:name="P107" style:family="paragraph" style:parent-style-name="Heading_20_3">
      <style:text-properties officeooo:rsid="00448f1b" officeooo:paragraph-rsid="00448f1b"/>
    </style:style>
    <style:style style:name="P108" style:family="paragraph" style:parent-style-name="Heading_20_3">
      <style:text-properties officeooo:rsid="002366ca" officeooo:paragraph-rsid="003ecc41"/>
    </style:style>
    <style:style style:name="P109" style:family="paragraph" style:parent-style-name="Heading_20_3">
      <style:text-properties officeooo:rsid="0043718d" officeooo:paragraph-rsid="0043718d"/>
    </style:style>
    <style:style style:name="P110" style:family="paragraph" style:parent-style-name="Heading_20_3">
      <style:paragraph-properties fo:margin-top="0.0799in" fo:margin-bottom="0in" style:contextual-spacing="false"/>
      <style:text-properties officeooo:paragraph-rsid="003ecc41"/>
    </style:style>
    <style:style style:name="P111" style:family="paragraph" style:parent-style-name="Heading_20_3">
      <style:paragraph-properties fo:margin-top="0.0799in" fo:margin-bottom="0in" style:contextual-spacing="false"/>
      <style:text-properties officeooo:rsid="004349db" officeooo:paragraph-rsid="004349db"/>
    </style:style>
    <style:style style:name="P112" style:family="paragraph" style:parent-style-name="Text_20_body">
      <style:text-properties officeooo:rsid="00334fad" officeooo:paragraph-rsid="003ecc41"/>
    </style:style>
    <style:style style:name="P113" style:family="paragraph" style:parent-style-name="Text_20_body">
      <style:text-properties officeooo:rsid="001c4618" officeooo:paragraph-rsid="003ecc41"/>
    </style:style>
    <style:style style:name="P114" style:family="paragraph" style:parent-style-name="Text_20_body">
      <style:text-properties officeooo:rsid="00425bb0" officeooo:paragraph-rsid="003ecc41"/>
    </style:style>
    <style:style style:name="P115" style:family="paragraph" style:parent-style-name="Text_20_body">
      <style:text-properties officeooo:rsid="0043718d" officeooo:paragraph-rsid="0043718d"/>
    </style:style>
    <style:style style:name="P116" style:family="paragraph" style:parent-style-name="Text_20_body">
      <style:text-properties fo:color="#000000"/>
    </style:style>
    <style:style style:name="P117" style:family="paragraph" style:parent-style-name="Text_20_body">
      <style:text-properties fo:color="#000000" style:font-name="Times New Roman"/>
    </style:style>
    <style:style style:name="P118" style:family="paragraph" style:parent-style-name="Text_20_body">
      <style:text-properties fo:color="#000000" officeooo:paragraph-rsid="004c95fc"/>
    </style:style>
    <style:style style:name="P119" style:family="paragraph" style:parent-style-name="Text_20_body">
      <style:text-properties officeooo:paragraph-rsid="0050e933"/>
    </style:style>
    <style:style style:name="P120" style:family="paragraph" style:parent-style-name="Text_20_body">
      <style:text-properties officeooo:rsid="0050e933" officeooo:paragraph-rsid="0050e933"/>
    </style:style>
    <style:style style:name="P121" style:family="paragraph" style:parent-style-name="Text_20_body" style:list-style-name="L2">
      <style:paragraph-properties fo:margin-top="0in" fo:margin-bottom="0in" style:contextual-spacing="false"/>
      <style:text-properties officeooo:rsid="0022f86e" officeooo:paragraph-rsid="003ecc41"/>
    </style:style>
    <style:style style:name="P122" style:family="paragraph" style:parent-style-name="Text_20_body" style:list-style-name="L3">
      <style:paragraph-properties fo:margin-top="0in" fo:margin-bottom="0in" style:contextual-spacing="false"/>
      <style:text-properties officeooo:rsid="0022f86e" officeooo:paragraph-rsid="003ecc41"/>
    </style:style>
    <style:style style:name="P123" style:family="paragraph" style:parent-style-name="Text_20_body" style:list-style-name="L3">
      <style:paragraph-properties fo:margin-top="0in" fo:margin-bottom="0in" style:contextual-spacing="false"/>
      <style:text-properties officeooo:rsid="0022f86e" officeooo:paragraph-rsid="0048165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43718d" style:font-weight-asian="normal" style:font-weight-complex="normal"/>
    </style:style>
    <style:style style:name="T4" style:family="text">
      <style:text-properties fo:font-style="italic" style:font-style-asian="italic" style:font-style-complex="italic"/>
    </style:style>
    <style:style style:name="T5" style:family="text">
      <style:text-properties fo:color="#0000ff"/>
    </style:style>
    <style:style style:name="T6" style:family="text">
      <style:text-properties fo:color="#0000ff" officeooo:rsid="002366ca"/>
    </style:style>
    <style:style style:name="T7" style:family="text">
      <style:text-properties fo:color="#0000ff" officeooo:rsid="0046de54"/>
    </style:style>
    <style:style style:name="T8" style:family="text">
      <style:text-properties fo:color="#0000ff" officeooo:rsid="004718f9"/>
    </style:style>
    <style:style style:name="T9" style:family="text">
      <style:text-properties fo:color="#0000ff" officeooo:rsid="004964de"/>
    </style:style>
    <style:style style:name="T10" style:family="text">
      <style:text-properties fo:color="#ff0000"/>
    </style:style>
    <style:style style:name="T11" style:family="text">
      <style:text-properties officeooo:rsid="001458c5"/>
    </style:style>
    <style:style style:name="T12" style:family="text">
      <style:text-properties officeooo:rsid="0017612d"/>
    </style:style>
    <style:style style:name="T13" style:family="text">
      <style:text-properties officeooo:rsid="0018e470"/>
    </style:style>
    <style:style style:name="T14" style:family="text">
      <style:text-properties officeooo:rsid="001c3b67"/>
    </style:style>
    <style:style style:name="T15" style:family="text">
      <style:text-properties officeooo:rsid="0022f86e"/>
    </style:style>
    <style:style style:name="T16" style:family="text">
      <style:text-properties officeooo:rsid="002366ca"/>
    </style:style>
    <style:style style:name="T17" style:family="text">
      <style:text-properties officeooo:rsid="00253dca"/>
    </style:style>
    <style:style style:name="T18" style:family="text">
      <style:text-properties officeooo:rsid="00267af7"/>
    </style:style>
    <style:style style:name="T19" style:family="text">
      <style:text-properties officeooo:rsid="0027b86e"/>
    </style:style>
    <style:style style:name="T20" style:family="text">
      <style:text-properties officeooo:rsid="0029b60d"/>
    </style:style>
    <style:style style:name="T21" style:family="text">
      <style:text-properties officeooo:rsid="002b60bc"/>
    </style:style>
    <style:style style:name="T22" style:family="text">
      <style:text-properties officeooo:rsid="002bf0f8"/>
    </style:style>
    <style:style style:name="T23" style:family="text">
      <style:text-properties officeooo:rsid="002d9253"/>
    </style:style>
    <style:style style:name="T24" style:family="text">
      <style:text-properties officeooo:rsid="002dd18c"/>
    </style:style>
    <style:style style:name="T25" style:family="text">
      <style:text-properties officeooo:rsid="002dd8b9"/>
    </style:style>
    <style:style style:name="T26" style:family="text">
      <style:text-properties officeooo:rsid="003079a3"/>
    </style:style>
    <style:style style:name="T27" style:family="text">
      <style:text-properties fo:color="#000000"/>
    </style:style>
    <style:style style:name="T28" style:family="text">
      <style:text-properties fo:color="#000000" officeooo:rsid="003079a3"/>
    </style:style>
    <style:style style:name="T29" style:family="text">
      <style:text-properties fo:color="#000000" officeooo:rsid="0035c0bd"/>
    </style:style>
    <style:style style:name="T30" style:family="text">
      <style:text-properties fo:color="#000000" style:font-name="Source Code Pro"/>
    </style:style>
    <style:style style:name="T31" style:family="text">
      <style:text-properties officeooo:rsid="0035c0bd"/>
    </style:style>
    <style:style style:name="T32" style:family="text">
      <style:text-properties officeooo:rsid="00393ef5"/>
    </style:style>
    <style:style style:name="T33" style:family="text">
      <style:text-properties officeooo:rsid="003a903e"/>
    </style:style>
    <style:style style:name="T34" style:family="text">
      <style:text-properties officeooo:rsid="003dce84"/>
    </style:style>
    <style:style style:name="T35" style:family="text">
      <style:text-properties officeooo:rsid="003ecc41"/>
    </style:style>
    <style:style style:name="T36" style:family="text">
      <style:text-properties officeooo:rsid="004062e1"/>
    </style:style>
    <style:style style:name="T37" style:family="text">
      <style:text-properties officeooo:rsid="00425bb0"/>
    </style:style>
    <style:style style:name="T38" style:family="text">
      <style:text-properties officeooo:rsid="004349db"/>
    </style:style>
    <style:style style:name="T39" style:family="text">
      <style:text-properties officeooo:rsid="0043718d"/>
    </style:style>
    <style:style style:name="T40" style:family="text">
      <style:text-properties officeooo:rsid="00448f1b"/>
    </style:style>
    <style:style style:name="T41" style:family="text">
      <style:text-properties officeooo:rsid="0045b29c"/>
    </style:style>
    <style:style style:name="T42" style:family="text">
      <style:text-properties officeooo:rsid="00473518"/>
    </style:style>
    <style:style style:name="T43" style:family="text">
      <style:text-properties officeooo:rsid="0047ad7b"/>
    </style:style>
    <style:style style:name="T44" style:family="text">
      <style:text-properties officeooo:rsid="0047fb85"/>
    </style:style>
    <style:style style:name="T45" style:family="text">
      <style:text-properties officeooo:rsid="0048165c"/>
    </style:style>
    <style:style style:name="T46" style:family="text">
      <style:text-properties officeooo:rsid="004964de"/>
    </style:style>
    <style:style style:name="T47" style:family="text">
      <style:text-properties fo:color="#0200c0"/>
    </style:style>
    <style:style style:name="T48" style:family="text">
      <style:text-properties fo:color="#0200c0" style:font-name="Source Code Pro"/>
    </style:style>
    <style:style style:name="T49" style:family="text">
      <style:text-properties fo:color="#804004"/>
    </style:style>
    <style:style style:name="T50" style:family="text">
      <style:text-properties fo:color="#804004" style:font-name="Source Code Pro"/>
    </style:style>
    <style:style style:name="T51" style:family="text">
      <style:text-properties fo:color="#386eff" style:text-underline-style="solid" style:text-underline-width="auto" style:text-underline-color="#386eff"/>
    </style:style>
    <style:style style:name="T52" style:family="text">
      <style:text-properties officeooo:rsid="0050e9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Codeshelf System</text:h>
      <text:p text:style-name="P7">The Codeshelf system is made up of four major <text:span text:style-name="T34">sub-</text:span>systems: order pick, batched order pick (<text:span text:style-name="T34">AKA </text:span>Wonder<text:span text:style-name="T34">W</text:span>all), put-away and pack-out automation.</text:p>
      <text:h text:style-name="P77" text:outline-level="2">Order Pick</text:h>
      <text:p text:style-name="P7">This is traditional pick-to-light order pick where a <text:span text:style-name="T34">worker moves a </text:span>container-handler (CHE) such as a cart <text:span text:style-name="T34">past</text:span> stored inventory to pick items for outbound order<text:span text:style-name="T34">s</text:span>.</text:p>
      <text:h text:style-name="P77" text:outline-level="2">Batched Order <text:span text:style-name="T36">Put</text:span> (WonderWall)</text:h>
      <text:p text:style-name="P8">This is a new kind of put-to-light where outbound orders are built from batches of inventory items carried <text:span text:style-name="T34">to a matrix of </text:span>slots that hold outbound order <text:span text:style-name="T3">container</text:span>s. <text:s/>The inbound <text:span text:style-name="T34">inventory </text:span>batches can come from stored inventory or cross-dock items like vendor-delivered produce in a farmers<text:span text:style-name="T34">'</text:span> market.</text:p>
      <text:h text:style-name="P77" text:outline-level="2">Put-Away</text:h>
      <text:p text:style-name="P7">This is the system to replenish stored inventory items.</text:p>
      <text:h text:style-name="P77" text:outline-level="2">Pack-Out Automation</text:h>
      <text:p text:style-name="P8">This system consolidates outbound <text:span text:style-name="T3">container</text:span>s into final, shippable orders. <text:s/>Pick materials arrive at the pack-out station where the workers wear e-ink watches that instruct them how to handle and pack the orders for shipment. <text:s/>This allows for custom handling, such as gift-wrapping, of any outbound order. <text:s/>It also tracks the stepwise time for this value-add service to capture customer costs.</text:p>
      <text:h text:style-name="P73" text:outline-level="1">Order <text:span text:style-name="T32">Pick</text:span></text:h>
      <text:p text:style-name="P9">The order <text:span text:style-name="T32">pick</text:span> system (O<text:span text:style-name="T32">P</text:span>S) coordinates<text:span text:style-name="T20"> picking of items into containers</text:span> during the order fulfillment process. <text:s/>(There is a separate process for <text:span text:style-name="T32">Wonderwall picking and material </text:span>put-away.) <text:s/>It breaks down orders into a physical work plan <text:span text:style-name="T33">called work instructions</text:span>, and distributes those <text:span text:style-name="T33">instructions</text:span> to line workers who execute them and <text:span text:style-name="T33">then the system records that work</text:span>. <text:s/></text:p>
      <text:p text:style-name="P9"><text:span text:style-name="T20">The system has</text:span> <text:span text:style-name="T21">six</text:span> fundamental model concepts: <text:span text:style-name="T21">order, </text:span><text:a xlink:type="simple" xlink:href="#3.0.0.5.Item:|outline">item</text:a>, <text:a xlink:type="simple" xlink:href="#3.0.0.2.Container: |outline">container</text:a>, <text:a xlink:type="simple" xlink:href="#3.0.0.6.Location: |outline">location</text:a>, <text:a xlink:type="simple" xlink:href="#3.0.0.14.Work Instruction: |outline">work instruction</text:a>, <text:span text:style-name="T21">and </text:span><text:a xlink:type="simple" xlink:href="#2.0.0.16.Work Area: |outline"><text:span text:style-name="T21">work area</text:span></text:a>. <text:s/><text:span text:style-name="T21">(The glossary contains definitions and details.) <text:s/>A work instruction is a system command to move an item or container to a location or container. <text:s/>The following documents this process.</text:span></text:p>
      <text:h text:style-name="P78" text:outline-level="2">Process Decisions</text:h>
      <text:p text:style-name="P11">You will need to setup some key system parameters to guide how you operation will flow. <text:s/><text:span text:style-name="T37">Process parameters may attach to the order, </text:span>work area <text:span text:style-name="T37">or facility</text:span>. <text:s/>The following sections give a high-level view of those parameters, and how they impact the system.</text:p>
      <text:h text:style-name="P110" text:outline-level="3">Serial vs Parallel Picking</text:h>
      <text:p text:style-name="P23">This determines if the same order can be picked at different places at the same time or not. <text:s/>It is a property of the order.</text:p>
      <text:h text:style-name="P104" text:outline-level="4">Serial:</text:h>
      <text:p text:style-name="P27">In serial picking an order has a single initiation point and is picked into the <text:a xlink:type="simple" xlink:href="#2.0.0.12.Primary Active Container:|outline"><text:span text:style-name="T4">primary active container</text:span></text:a> until the order is complete. <text:s/>If there is more than one work area for the order then the primary active container moves from one work area to the next. <text:s/>It continues through the necessary work areas until the order is complete.</text:p>
      <text:h text:style-name="P97" text:outline-level="4">Parallel:</text:h>
      <text:p text:style-name="P23">An order <text:span text:style-name="T22">can have an</text:span> initiation point in <text:span text:style-name="T22">any</text:span> work area and gets picked into the <text:a xlink:type="simple" xlink:href="#2.0.0.17.Work Area Active Container:|outline"><text:span text:style-name="T4">work area active </text:span></text:a><text:a xlink:type="simple" xlink:href="#2.0.0.17.Work Area Active Container:|outline"><text:span text:style-name="T4">container</text:span></text:a>. <text:s/>Each container exits the work area and travels to a collection point to assemble the final <text:soft-page-break/>order, <text:span text:style-name="T22">or travels to another work area to complete picking</text:span>. <text:s/>The value of parallel picking is to A) reduce order cycle time for high-volume operations and B) reduce the total travel time when orders have many picks in some work areas and not others. <text:s/>Parallel picking only <text:span text:style-name="T22">works</text:span> when picking into intermediate containers, <text:span text:style-name="T22">unassigned container IDs. <text:s/>The containers then all</text:span> go to consolidation before shipping.</text:p>
      <text:h text:style-name="P110" text:outline-level="3"><text:span text:style-name="T14">System</text:span> vs <text:span text:style-name="T11">Picker Directed</text:span></text:h>
      <text:p text:style-name="P21">This determines if the system directs picking, or if the <text:span text:style-name="T14">picker</text:span> does it. <text:s/><text:span text:style-name="T14">Picker directed picking is for parts of the operation not covered by lights. <text:s/>This is a property of the work area.</text:span></text:p>
      <text:h text:style-name="P104" text:outline-level="4"><text:span text:style-name="T14">System</text:span>:</text:h>
      <text:p text:style-name="P26">The system directs the picks with the lights. <text:s/>The user must pick the next item indicated by the system pick lights, <text:span text:style-name="T23">and acknowledge that pick or register an exception.</text:span></text:p>
      <text:h text:style-name="P97" text:outline-level="4"><text:span text:style-name="T11">Picker</text:span>:</text:h>
      <text:p text:style-name="P22">Sometimes it <text:span text:style-name="T23">is not possible or </text:span>doesn't make sense to add lights to a <text:span text:style-name="T23">work area. <text:s/>T</text:span>hese areas are picker-directed. <text:s/>The picker enter<text:span text:style-name="T23">s the</text:span> area with a set of orders with preassigned containers IDs and paper picking documents.</text:p>
      <text:h text:style-name="P105" text:outline-level="3">Intermediate vs Outbound Container</text:h>
      <text:p text:style-name="P9">This is a property of the order.</text:p>
      <text:h text:style-name="P97" text:outline-level="4">Intermediate Container:</text:h>
      <text:p text:style-name="P17">Orders get picked into intermediate containers (e.g. <text:span text:style-name="T3">container</text:span>s) that do not leave the facility. <text:s/>These containers meet at a consolidation point where they get combined into the final shipping container.</text:p>
      <text:h text:style-name="P97" text:outline-level="4">Outbound Container:</text:h>
      <text:p text:style-name="P9">The order gets picked directly into the final shipping containers that leave the facility.</text:p>
      <text:h text:style-name="P105" text:outline-level="3">Reusable vs One-Time ID</text:h>
      <text:p text:style-name="P9">There is no system property for this - it's a fact that modifies the process.</text:p>
      <text:h text:style-name="P97" text:outline-level="4">Reusable ID:</text:h>
      <text:p text:style-name="P9">A container has a permanent, scannable ID and it returns to the pick line. <text:s/>There <text:span text:style-name="T24">is a</text:span> process to recycle the container ID<text:span text:style-name="T24">s</text:span> back to the base state prior to its return to production.</text:p>
      <text:h text:style-name="P97" text:outline-level="4">One-Time ID:</text:h>
      <text:p text:style-name="P9">This is either a container that doesn't have a permanent ID (e.g. the pickers apply a one-use ID) or it is a container with a permanent ID, but the container never returns to the facility. <text:s/>In this setup the system never processes the same container ID more than once. <text:s/><text:span text:style-name="T13">(A virtual container that uses an order ID as the container ID is also an example of a one-time ID.)</text:span></text:p>
      <text:h text:style-name="P105" text:outline-level="3">Preassigned vs Unassigned Container ID</text:h>
      <text:p text:style-name="P9">This is a property of the order.</text:p>
      <text:h text:style-name="P97" text:outline-level="4">Preassigned Container ID:</text:h>
      <text:p text:style-name="P9">The order is preassigned to a container ID. <text:s/>This usually happens when the preprinted shipping label is the container ID during the pick process. <text:s/>In this setup the container shows up at the order initiation point either with the container ID already attached, or the picker needs to apply it to the outbound container prior to adding it to the next order batch.</text:p>
      <text:h text:style-name="P97" text:outline-level="4">Unassigned Container ID:</text:h>
      <text:p text:style-name="P9">The order has no preassigned container IDs, so the order gets assigned a container ID at the order initiation point. <text:s/>In parallel picking there is more than one initiation point and there is an ID for each work area active container. <text:s/>In serial picking there is a single initiation point and a single ID associated with the primary active container.</text:p>
      <text:h text:style-name="P105" text:outline-level="3"><text:soft-page-break/>Lot ID tracking vs FIFO</text:h>
      <text:p text:style-name="P9">Lot tracking is a property of the item master. <text:s/>If an item master requires lot tracking then the system stores and recalls items by item ID and lot ID.</text:p>
      <text:h text:style-name="P97" text:outline-level="4">Lot ID Tracking:</text:h>
      <text:p text:style-name="P9">When an item master requires lot tracking then the same item may appear in different locations with different lot numbers. <text:s/>The orders will get picked using the oldest lots first. <text:s/>If facility allows orders to fill with more than one lot for the same line item then it is possible that one line item will fill from multiple locations. <text:s/>Every item picked has its lot ID recorded with the completed work instruction.</text:p>
      <text:h text:style-name="P97" text:outline-level="4">FIFO:</text:h>
      <text:p text:style-name="P9">If the item master does not require lot numbers then the same item at any location is equivalent. <text:s/>The system will pick line items FIFO unless there is a special pick operation process in place. <text:s/>(E.g. a program to re-slot SKUs that requires slots to drain in a certain order.)</text:p>
      <text:h text:style-name="P78" text:outline-level="2">Order <text:span text:style-name="T35">Pick Data</text:span></text:h>
      <text:p text:style-name="P9">The order import process is how the raw orders enter the system so that it can break them down into the work instructions <text:span text:style-name="T26">that direct material movement</text:span> to complete the orders. <text:s/>There are two main order import methods: Dropbox file import <text:span text:style-name="T35">or the</text:span> <text:span text:style-name="T26">DropBox</text:span> RESTful <text:span text:style-name="T35">API</text:span> for system-to-system connections.</text:p>
      <text:h text:style-name="P105" text:outline-level="3">Dropbox <text:span text:style-name="T35">API</text:span></text:h>
      <text:p text:style-name="P9">Dropbox is a cloud-based file sharing service that provides an application-specific API so that third party applications like ours can connect to your Dropbox shares. <text:s/>When you first setup a facility the system will create a Dropbox EDI service for that facility. <text:s/>Initially, that EDI service will show "unlinked." <text:s/>If you do not need Dropbox service then you can leave it unlinked. The system will not attempt to contact Dropbox for unlinked facilities. <text:s/>If you do wish to link the facility to your Dropbox service then right-click on the EDI service entry, select "link service" and a dialog will pop up to ask you if you want to link the facility to your Dropbox account. <text:s/>If you click "OK" then the system will take you to the Dropbox login page (if you're not logged in to Dropbox already). <text:s/>Once you login to Dropbox you will see a page that requests you to link your Dropbox account to the Codeshelf system. <text:s/>If you click "Allow" then Dropbox will link your Dropbox account to the Codeshelf system and will send the system a token that allows the system to connect to your Dropbox account. <text:s/>(The system can only see the contents of the Codeshelf system directory and nothing else.) <text:s/>The Dropbox EDI service entry will show "linking" until you approve the request and we can link to it. <text:s text:c="2"/>Once you approve the link the Dropbox EDI service entry will show "linked". <text:s/>If you do not approve the connection, or if you take too long to approve the connection then system will give up the attempt to link to your Dropbox account and show "link failed."</text:p>
      <text:p text:style-name="P9"/>
      <text:p text:style-name="P9">Once linked to your Dropbox account the system will create a Codeshelf application directory. <text:s/>It will also create a subdirectory called FACILITY_&lt;<text:span text:style-name="T4">facility name</text:span>&gt; where &lt;<text:span text:style-name="T4">facility name</text:span>&gt; is the name of the facility you just linked. <text:s/>Inside the FACILITY_&lt;<text:span text:style-name="T4">facility name</text:span>&gt; subdirectory it will create two subdirectories: <text:span text:style-name="T4">import</text:span> and <text:span text:style-name="T4">export</text:span>.</text:p>
      <text:p text:style-name="P9">If you revoke permission for the system to attach to your Dropbox account then the service record will show "link failed." <text:s/>Also, at any time you can attach the facility's Dropbox service record to a different Dropbox account by repeating the process where you right-click the service record. <text:s/>(Just make sure you've first logged out of your Dropbox account, so that you will see a request to login to another account.)</text:p>
      <text:h text:style-name="P106" text:outline-level="3">Sales Orders</text:h>
      <text:p text:style-name="P18">The system will attempt to import any valid CSV <text:span text:style-name="T26">or Excel</text:span> it find<text:span text:style-name="T26">s</text:span> in the /Codeshelf/Facility_&lt;facility name&gt;/import/<text:span text:style-name="T26">orders</text:span> directory. <text:s/>It will load the first row as a header row and use each column of that header row to map columns to order properties by name (such as orderId). The columns can appear in any order as long as the column header name matches a valid order property name. <text:s/>(The column header-to-property match is a case-insensitive compare.)</text:p>
      <text:p text:style-name="P18"><text:soft-page-break/>The order properties are: (Required fields are <text:span text:style-name="T1">bold</text:span>)</text:p>
      <text:p text:style-name="P65"/>
      <table:table table:name="Table1" table:style-name="Table1">
        <table:table-column table:style-name="Table1.A"/>
        <table:table-column table:style-name="Table1.B"/>
        <table:table-column table:style-name="Table1.C"/>
        <table:table-row>
          <table:table-cell table:style-name="Table1.A1" office:value-type="string">
            <text:p text:style-name="P30">orderGroupId</text:p>
          </table:table-cell>
          <table:table-cell table:style-name="Table1.A1" office:value-type="string">
            <text:p text:style-name="P32">String</text:p>
          </table:table-cell>
          <table:table-cell table:style-name="Table1.A1" office:value-type="string">
            <text:p text:style-name="P81"><text:span text:style-name="T27">Place </text:span><text:span text:style-name="T29">the</text:span><text:span text:style-name="T27"> order into a group so that they can be released to production together (</text:span><text:span text:style-name="T29">AKA </text:span><text:span text:style-name="T27">order waves)</text:span></text:p>
          </table:table-cell>
        </table:table-row>
        <table:table-row>
          <table:table-cell table:style-name="Table1.A1" office:value-type="string">
            <text:p text:style-name="P34">shipmentId</text:p>
          </table:table-cell>
          <table:table-cell table:style-name="Table1.A1" office:value-type="string">
            <text:p text:style-name="P36">String</text:p>
          </table:table-cell>
          <table:table-cell table:style-name="Table1.A1" office:value-type="string">
            <text:p text:style-name="P84">Orders with the same shipment ID go together in a single shipment.</text:p>
            <text:p text:style-name="P71"/>
          </table:table-cell>
        </table:table-row>
        <table:table-row>
          <table:table-cell table:style-name="Table1.A1" office:value-type="string">
            <text:p text:style-name="P41">orderId</text:p>
          </table:table-cell>
          <table:table-cell table:style-name="Table1.A1" office:value-type="string">
            <text:p text:style-name="P55">String</text:p>
          </table:table-cell>
          <table:table-cell table:style-name="Table1.A1" office:value-type="string">
            <text:p text:style-name="P71"/>
          </table:table-cell>
        </table:table-row>
        <table:table-row>
          <table:table-cell table:style-name="Table1.A1" office:value-type="string">
            <text:p text:style-name="P47">orderWorkSequence</text:p>
          </table:table-cell>
          <table:table-cell table:style-name="Table1.A1" office:value-type="string">
            <text:p text:style-name="P57">Integer</text:p>
          </table:table-cell>
          <table:table-cell table:style-name="Table1.A1" office:value-type="string">
            <text:p text:style-name="P60">The sequence that this order should get picked in production within the group. <text:s/>If there is no order group, we will sort all planned orders by this number. <text:s/>In the case of duplicates we sort by the earlier due date first.</text:p>
          </table:table-cell>
        </table:table-row>
        <table:table-row>
          <table:table-cell table:style-name="Table1.A1" office:value-type="string">
            <text:p text:style-name="P39">orderDetailId</text:p>
          </table:table-cell>
          <table:table-cell table:style-name="Table1.A1" office:value-type="string">
            <text:p text:style-name="P55">String</text:p>
          </table:table-cell>
          <table:table-cell table:style-name="Table1.A1" office:value-type="string">
            <text:p text:style-name="P71"/>
          </table:table-cell>
        </table:table-row>
        <table:table-row>
          <table:table-cell table:style-name="Table1.A1" office:value-type="string">
            <text:p text:style-name="P39">orderDate</text:p>
          </table:table-cell>
          <table:table-cell table:style-name="Table1.A1" office:value-type="string">
            <text:p text:style-name="P32">SQL Timestamp</text:p>
          </table:table-cell>
          <table:table-cell table:style-name="Table1.A1" office:value-type="string">
            <text:p text:style-name="P60">This is the date the order got created.</text:p>
          </table:table-cell>
        </table:table-row>
        <table:table-row>
          <table:table-cell table:style-name="Table1.A1" office:value-type="string">
            <text:p text:style-name="P39">dueDate</text:p>
          </table:table-cell>
          <table:table-cell table:style-name="Table1.A1" office:value-type="string">
            <text:p text:style-name="P32">SQL Timestamp</text:p>
          </table:table-cell>
          <table:table-cell table:style-name="Table1.A1" office:value-type="string">
            <text:p text:style-name="P84">This is the effective business date for the order – basically the date it should be in production</text:p>
          </table:table-cell>
        </table:table-row>
        <table:table-row>
          <table:table-cell table:style-name="Table1.A1" office:value-type="string">
            <text:p text:style-name="P34">preAssignedContainerId</text:p>
          </table:table-cell>
          <table:table-cell table:style-name="Table1.A1" office:value-type="string">
            <text:p text:style-name="P36">String</text:p>
          </table:table-cell>
          <table:table-cell table:style-name="Table1.A1" office:value-type="string">
            <text:p text:style-name="P81"><text:span text:style-name="T28">Make t</text:span><text:span text:style-name="T27">he same as the orderId </text:span><text:span text:style-name="T28">if</text:span><text:span text:style-name="T27"> you're picking into a virtual container.</text:span></text:p>
            <text:p text:style-name="P71"/>
          </table:table-cell>
        </table:table-row>
        <table:table-row>
          <table:table-cell table:style-name="Table1.A1" office:value-type="string">
            <text:p text:style-name="P39">itemId</text:p>
          </table:table-cell>
          <table:table-cell table:style-name="Table1.A1" office:value-type="string">
            <text:p text:style-name="P32">String</text:p>
          </table:table-cell>
          <table:table-cell table:style-name="Table1.A1" office:value-type="string">
            <text:p text:style-name="P71"/>
          </table:table-cell>
        </table:table-row>
        <table:table-row>
          <table:table-cell table:style-name="Table1.A1" office:value-type="string">
            <text:p text:style-name="P30">description</text:p>
          </table:table-cell>
          <table:table-cell table:style-name="Table1.A1" office:value-type="string">
            <text:p text:style-name="P32">String</text:p>
          </table:table-cell>
          <table:table-cell table:style-name="Table1.A1" office:value-type="string">
            <text:p text:style-name="P71"/>
          </table:table-cell>
        </table:table-row>
        <table:table-row>
          <table:table-cell table:style-name="Table1.A1" office:value-type="string">
            <text:p text:style-name="P39">quantity</text:p>
          </table:table-cell>
          <table:table-cell table:style-name="Table1.A1" office:value-type="string">
            <text:p text:style-name="P49">SQL Decimal</text:p>
          </table:table-cell>
          <table:table-cell table:style-name="Table1.A1" office:value-type="string">
            <text:p text:style-name="P71"/>
          </table:table-cell>
        </table:table-row>
        <table:table-row>
          <table:table-cell table:style-name="Table1.A1" office:value-type="string">
            <text:p text:style-name="P39">uomId</text:p>
          </table:table-cell>
          <table:table-cell table:style-name="Table1.A1" office:value-type="string">
            <text:p text:style-name="P32">String</text:p>
          </table:table-cell>
          <table:table-cell table:style-name="Table1.A1" office:value-type="string">
            <text:p text:style-name="P60">Whatever unit of measure you use. <text:s/>If it doesn't already exist in the system we create it.</text:p>
          </table:table-cell>
        </table:table-row>
      </table:table>
      <text:h text:style-name="P107" text:outline-level="3">Inventory</text:h>
      <text:p text:style-name="P18">The system will attempt to import any valid CSV <text:span text:style-name="T26">or Excel</text:span> it find<text:span text:style-name="T26">s</text:span> in the /Codeshelf/Facility_&lt;facility name&gt;/import/<text:span text:style-name="T40">inventory</text:span> directory. <text:s/>It will load the first row as a header row and use each column of that header row to map columns to order properties by name (such as <text:span text:style-name="T40">item</text:span>Id). The columns can appear in any order as long as the column header name matches a valid order property name. <text:s/>(The column header-to-property match is a case-insensitive compare.)</text:p>
      <text:p text:style-name="P18">The <text:span text:style-name="T40">inventory</text:span> properties are: (Required fields are <text:span text:style-name="T1">bold</text:span>)</text:p>
      <text:p text:style-name="P65"/>
      <table:table table:name="Table4" table:style-name="Table4">
        <table:table-column table:style-name="Table4.A"/>
        <table:table-column table:style-name="Table4.B"/>
        <table:table-column table:style-name="Table4.C"/>
        <table:table-row>
          <table:table-cell table:style-name="Table4.A1" office:value-type="string">
            <text:p text:style-name="P39"><text:span text:style-name="T40">item</text:span>Id</text:p>
          </table:table-cell>
          <table:table-cell table:style-name="Table4.A1" office:value-type="string">
            <text:p text:style-name="P91">String</text:p>
          </table:table-cell>
          <table:table-cell table:style-name="Table4.A1" office:value-type="string">
            <text:p text:style-name="P84"/>
          </table:table-cell>
        </table:table-row>
        <table:table-row>
          <table:table-cell table:style-name="Table4.A1" office:value-type="string">
            <text:p text:style-name="P43"><text:span text:style-name="T40">itemDetail</text:span>Id</text:p>
          </table:table-cell>
          <table:table-cell table:style-name="Table4.A1" office:value-type="string">
            <text:p text:style-name="P93">String</text:p>
          </table:table-cell>
          <table:table-cell table:style-name="Table4.A1" office:value-type="string">
            <text:p text:style-name="P84"/>
            <text:p text:style-name="P71"/>
          </table:table-cell>
        </table:table-row>
        <text:soft-page-break/>
        <table:table-row>
          <table:table-cell table:style-name="Table4.A1" office:value-type="string">
            <text:p text:style-name="P39">quantity</text:p>
          </table:table-cell>
          <table:table-cell table:style-name="Table4.A1" office:value-type="string">
            <text:p text:style-name="P95">SQL Decimal</text:p>
          </table:table-cell>
          <table:table-cell table:style-name="Table4.A1" office:value-type="string">
            <text:p text:style-name="P71"/>
          </table:table-cell>
        </table:table-row>
        <table:table-row>
          <table:table-cell table:style-name="Table4.A1" office:value-type="string">
            <text:p text:style-name="P39">uomId</text:p>
          </table:table-cell>
          <table:table-cell table:style-name="Table4.A1" office:value-type="string">
            <text:p text:style-name="P91">String</text:p>
          </table:table-cell>
          <table:table-cell table:style-name="Table4.A1" office:value-type="string">
            <text:p text:style-name="P60">Whatever unit of measure you use. <text:s/>If it doesn't already exist in the system we create it.</text:p>
          </table:table-cell>
        </table:table-row>
        <table:table-row>
          <table:table-cell table:style-name="Table4.A1" office:value-type="string">
            <text:p text:style-name="P39"><text:span text:style-name="T40">inventory</text:span>Date</text:p>
          </table:table-cell>
          <table:table-cell table:style-name="Table4.A1" office:value-type="string">
            <text:p text:style-name="P91">SQL Timestamp</text:p>
          </table:table-cell>
          <table:table-cell table:style-name="Table4.A1" office:value-type="string">
            <text:p text:style-name="P62">Last update time for this inventory item.</text:p>
          </table:table-cell>
        </table:table-row>
        <table:table-row>
          <table:table-cell table:style-name="Table4.A1" office:value-type="string">
            <text:p text:style-name="P50">LotId</text:p>
          </table:table-cell>
          <table:table-cell table:style-name="Table4.A1" office:value-type="string">
            <text:p text:style-name="P51">String</text:p>
          </table:table-cell>
          <table:table-cell table:style-name="Table4.A1" office:value-type="string">
            <text:p text:style-name="P86">There can only be one lotId per location. <text:s/>If you send more than one row with the same item in a location with a different lot number the system will overwrite the lot number with the last one seen in the interchange.</text:p>
          </table:table-cell>
        </table:table-row>
        <table:table-row>
          <table:table-cell table:style-name="Table4.A1" office:value-type="string">
            <text:p text:style-name="P45">locationId</text:p>
          </table:table-cell>
          <table:table-cell table:style-name="Table4.A1" office:value-type="string">
            <text:p text:style-name="P93">String</text:p>
          </table:table-cell>
          <table:table-cell table:style-name="Table4.A1" office:value-type="string">
            <text:p text:style-name="P86">The location of this item in inventory. <text:s/>(The same item may appear in multiple locations by sending a separate row for each location of that item.)</text:p>
          </table:table-cell>
        </table:table-row>
      </table:table>
      <text:p text:style-name="P68"/>
      <text:h text:style-name="P79" text:outline-level="2">Import process</text:h>
      <text:p text:style-name="P112">DropBox informs Codeshelf any time there is a change to any file in the Codeshelf application folder (DropBox /deltas API). <text:s/>We will re/read any new or changed file in the application folder. <text:s/>The first time we see an orderId we create an order for it. <text:s/>The first time we see an orderDetailId for an orderId we will create it, create a work instruction for the listed quantity, and attach it to the order. <text:s/>If you change a file or send a new file with orderIds already imported to the system we will update those orders in the system. <text:s/>Any order file that has fewer order <text:s/>detail items than before we will zero-out, but not delete, the missing order detail items. <text:s/>If any order has more order detail items than before we will create them and add them to the order.</text:p>
      <text:p text:style-name="P112">Order updates can arrive at any time, including after the order completed picking. <text:s/>For completed orders you will receive a return work instruction/order completion message (via DropBox) that indicates order detail items that have an under/over pick as a result of a late update. <text:s/>Updates that arrive in the middle of a pick operation will correctly alter the work instructions for any unpicked items and correct the production operation. <text:s/>This can have two consequences: 1) the unpicked items may be behind the picker and they will need to loop back to close the orders, or the new items may be in a new pick area and the order will need to get onto a shuttle to the next area to complete the pick. <text:s/>It's important to realize that order updates may arrive too late to change the production, so the host system should be prepared to detect over/under picks on closed orders and route/deal with them in QA.</text:p>
      <text:h text:style-name="P78" text:outline-level="2">Order Grouping Process</text:h>
      <text:p text:style-name="P9">It's unlikely that a facility will want its orders to all release to production at once (or as they arrive via the import process). <text:s/>For this reason the system allows the user to group orders prior to releasing them to production. <text:s/>This makes it easy to release a single group of orders and work those orders to completion before releasing another group.</text:p>
      <text:h text:style-name="P105" text:outline-level="3">Automatic Grouping</text:h>
      <text:p text:style-name="P9">There is a system parameter that indicates what (if any) order import properties should be part of automatic order grouping on import. <text:s/>There is an orderGroupId property of the order, so if you want a custom, automated way to group orders then populate this property with your own, custom order group IDs. <text:s/>You cannot modify a released order group, so make sure you use a unique order group with each <text:soft-page-break/>EDI batch and that you do not reuse that order group ID in future EDI batches.</text:p>
      <text:h text:style-name="P105" text:outline-level="3">Manual Grouping</text:h>
      <text:p text:style-name="P9">If the system has no automatic order grouping parameters then the user can go to the Order Grouping Tool to manually group unreleased orders.</text:p>
      <text:h text:style-name="P78" text:outline-level="2">Release Order Groups to Production</text:h>
      <text:p text:style-name="P9">Before the system can create work instructions, it must first release orders to production. <text:s/>The release process also invokes the work instruction creation process. <text:s/>Each work area has a work strategy that the system uses to create work instructions in that work area. <text:s/>The system optionally chains work areas so that work has to progress across the facility in a particular order.</text:p>
      <text:h text:style-name="P105" text:outline-level="3">Manual Releasing</text:h>
      <text:p text:style-name="P9">The shift manager should only release orders to production for the current shift. <text:s/>The Order Release Tool allows the shift manager to select unreleased order groups and release them to production.</text:p>
      <text:h text:style-name="P105" text:outline-level="3">Automatic Releasing</text:h>
      <text:p text:style-name="P20">The orders are released to production as soon as they show up in the interface. <text:s/>This is the default mode for the system unless changed at the facility level.</text:p>
      <text:h text:style-name="P80" text:outline-level="2">Order Setup (Start of day process)</text:h>
      <text:p text:style-name="P12">Before the system can work orders, they must be imported into the system, grouped and then released. <text:s/>The system allows the group/release process to be manual or automatic. <text:s/>In the case of manual process, a manager will need to group and then release orders. <text:s/>The manager can do this in advance.</text:p>
      <text:h text:style-name="P108" text:outline-level="3">Order Release Process</text:h>
      <text:list xml:id="list8475656956834008286" text:style-name="L1">
        <text:list-item>
          <text:h text:style-name="P88" text:outline-level="1" text:restart-numbering="true" text:start-value="-1">IMPORT NEW ORDERS (see <text:a xlink:type="simple" xlink:href="#3.Order Import Processes|outline"><text:span text:style-name="T5">ORDER IMPORT PROCESS</text:span></text:a>)</text:h>
        </text:list-item>
        <text:list-item>
          <text:h text:style-name="P88" text:outline-level="1">GROUP ORDERS FOR WORK (see <text:a xlink:type="simple" xlink:href="#3.Order Grouping Process|outline"><text:span text:style-name="T5">ORDER GROUPING PROCESS</text:span></text:a>)</text:h>
        </text:list-item>
        <text:list-item>
          <text:h text:style-name="P88" text:outline-level="1"><text:span text:style-name="T16">RELEASE ORDERS TO PRODUCTION (see </text:span><text:a xlink:type="simple" xlink:href="#2.2.Release Orders to Production|outline"><text:span text:style-name="T6">ORDER GROUP RELEASE PROCESS</text:span></text:a><text:span text:style-name="T16">)</text:span></text:h>
        </text:list-item>
      </text:list>
      <text:h text:style-name="P78" text:outline-level="2"><text:span text:style-name="T16">Work Area</text:span> Pick Process<text:span text:style-name="T16">es</text:span></text:h>
      <text:p text:style-name="P113">System picking always occurs in a work area – no picks happen outside or between work areas. <text:s/>Moreover, an operation would only have multiple work areas to deal with physical separation or heterogeneous order-SKU mixes. <text:s/>E.g. Orders that include few SKUs from a wide area, or orders that all share SKUs from a common-area mixed with SKUs from a remote area. <text:s/>Orders picked together on the same CHE in a work area would not travel together on that CHE to another work area to get picked – there would be no productivity gain for this, so the system doesn't support it. <text:s/>Instead containers that travel between work areas do so on a shuttle – usually a cart or conveyor. <text:s/></text:p>
      <text:p text:style-name="P113">For the above reasons, the system pick logic focuses on what happens in a work area: order items get picked into containers. <text:s/>The general process is the same for all work areas: containers arrive at the work area, items get picked into them, and they depart the work area. <text:s text:c="2"/>Arriving containers are unworked or worked, and departing containers are worked or completed. <text:s/>In system-directed work areas the containers get loaded onto CHEs, and in user-directed work areas there is no CHE.</text:p>
      <text:h text:style-name="P105" text:outline-level="3">Serial Pick/<text:span text:style-name="T12">Intermediate</text:span> Container/One-Time ID/<text:span text:style-name="T13">Pre</text:span>assigned Container ID/<text:span text:style-name="T12">No Lot</text:span></text:h>
      <text:p text:style-name="P13">Each order gets picked into an intermediate container, and there will only be one container for that order because this is a serial pick order with a preassigned, one-time container ID. <text:s/>(Usually the container ID is also the order ID.)</text:p>
      <text:h text:style-name="P97" text:outline-level="4">Initiation Point</text:h>
      <text:p text:style-name="P14">To prepare to pick, the picker sets up a batch of orders on a CHE. <text:s/>The picker will have three options for container in the initiation point:</text:p>
      <text:list xml:id="list8237517920417578349" text:style-name="L2">
        <text:list-item>
          <text:p text:style-name="P121">Worked containers, partially filled in an upstream work area.</text:p>
        </text:list-item>
        <text:list-item>
          <text:p text:style-name="P121"><text:soft-page-break/>Preassigned, unworked/empty containers.</text:p>
        </text:list-item>
        <text:list-item>
          <text:p text:style-name="P121">Unassigned empty containers.</text:p>
        </text:list-item>
      </text:list>
      <text:h text:style-name="P97" text:outline-level="4">Termination Point</text:h>
      <text:p text:style-name="P9">When <text:span text:style-name="T16">the</text:span> order batch <text:span text:style-name="T16">pick complete and the CHE </text:span>reaches the work area termination point, some <text:span text:style-name="T15">orders may be complete and some may not. <text:s/>There will be a shuttle for each place a container can go after you remove it from the CHE: e.g. completed orders would go to the pack-out area, incomplete orders would go to the next work area, and problem orders would go to QA. <text:s/>The CHE slots will flash green for completed orders, red for problem orders and no color for partial orders. <text:s/>If the shuttle is a conveyor system then all containers would go onto it.</text:span></text:p>
      <text:h text:style-name="P97" text:outline-level="4">Process Flow</text:h>
      <text:p text:style-name="P9">These are the steps to work orders in this type of <text:span text:style-name="T16">work area</text:span>. <text:s/>The steps may link to a detailed explanation of that step.</text:p>
      <text:list xml:id="list81512781413827" text:continue-list="list8475656956834008286" text:style-name="L1">
        <text:list-item>
          <text:h text:style-name="P88" text:outline-level="1">WORKER ARRIVES AT THEIR WORK AREA</text:h>
        </text:list-item>
        <text:list-item>
          <text:h text:style-name="P90" text:outline-level="1">WORKER SELECTS AVAILABLE CHE (DISPLAY: LOGIN)</text:h>
        </text:list-item>
        <text:list-item>
          <text:h text:style-name="P88" text:outline-level="1">WORKER <text:span text:style-name="T25">SCAN BADGE TO LOGIN</text:span> <text:span text:style-name="T17">TO THE CHE (DISPLAY: SCAN WORK AREA)</text:span></text:h>
        </text:list-item>
        <text:list-item>
          <text:h text:style-name="P88" text:outline-level="1"><text:span text:style-name="T17">WORKER ASSOCIATES CHE TO A</text:span> WORK AREA INITIATION POINT <text:span text:style-name="T25">BY SCANNING THE WORK AREA INITIATION POINT BARCODE. <text:s/>(DISPLAY: SCAN CONTAINER)</text:span></text:h>
        </text:list-item>
        <text:list-item>
          <text:h text:style-name="P88" text:outline-level="1">WORKER SETS UP THE NEXT ORDER BATCH ON THE CHE (see <text:a xlink:type="simple" xlink:href="#1.7.CHE Setup (Outbound Orders)|outline"><text:span text:style-name="T5">CHE SETUP PROCESS</text:span></text:a>)</text:h>
        </text:list-item>
        <text:list-item>
          <text:h text:style-name="P88" text:outline-level="1"><text:span text:style-name="T17">WORKER</text:span> STARTS THE PICK PROCESS FOR THE ORDER BATCH</text:h>
        </text:list-item>
        <text:list-item>
          <text:h text:style-name="P88" text:outline-level="1">CHE TERMINAL BLINKS WORKER'S PICK ID COLOR</text:h>
        </text:list-item>
        <text:list-item>
          <text:h text:style-name="P88" text:outline-level="1">THE AISLE END-CAP THAT HAS THE ACTIVE PICK WILL BLINK THE PICKER'S COLOR</text:h>
        </text:list-item>
        <text:list-item>
          <text:h text:style-name="P88" text:outline-level="1">WORKER SEARCHES AISLE END-CAP INDICATORS, LOOKS FOR ACTIVE PICK AISLE</text:h>
        </text:list-item>
        <text:list-item>
          <text:h text:style-name="P88" text:outline-level="1">WORKER ENTERS AISLE WITH CHE</text:h>
        </text:list-item>
        <text:list-item>
          <text:h text:style-name="P88" text:outline-level="1">FOR EACH PICK IN THIS ORDER BATCH ON THIS AISLE</text:h>
          <text:list>
            <text:list-item>
              <text:h text:style-name="P88" text:outline-level="1">THE ACTIVE PICK LOCATION WILL <text:span text:style-name="T17">BLINK</text:span> THE PICKER'S ID COLOR. <text:s/>(IF THERE ARE ADJACENT LOCATIONS WITH THE SAME ITEM THAT CAN SATISFY THIS PICK THEN THEY MIGHT BE LIT TOO.)</text:h>
            </text:list-item>
            <text:list-item>
              <text:h text:style-name="P88" text:outline-level="1">THE NEXT <text:span text:style-name="T17">N-</text:span>PICKS FOR THIS ORDER BATCH <text:span text:style-name="T17">MAY</text:span> <text:span text:style-name="T17">BE LIT DIMLY WITH</text:span> THE WORKER'S COLOR <text:span text:style-name="T17">IF SET AS A SYSTEM OPTION.</text:span></text:h>
            </text:list-item>
            <text:list-item>
              <text:h text:style-name="P88" text:outline-level="1">WORKER SEARCHES AISLE FOR ACTIVE PICK LOCATION</text:h>
            </text:list-item>
            <text:list-item>
              <text:h text:style-name="P88" text:outline-level="1">WORKER MOVES CHE TO NEXT PICK LOCATION</text:h>
            </text:list-item>
            <text:list-item>
              <text:h text:style-name="P88" text:outline-level="1">WORKER CHECKS CHE <text:span text:style-name="T17">MASTER </text:span>TERMINAL TOTAL REQUIRED ITEM QUANTITY</text:h>
            </text:list-item>
            <text:list-item>
              <text:h text:style-name="P88" text:outline-level="1">WORKER PICKS TOTAL REQUIRED ITEM QUANTITY FROM LOCATION</text:h>
            </text:list-item>
            <text:list-item>
              <text:h text:style-name="P88" text:outline-level="1">FOR EACH CONTAINER WITH AN ACTIVE PICK AT THIS ITEM LOCATION:</text:h>
              <text:list>
                <text:list-item>
                  <text:list>
                    <text:list-item>
                      <text:h text:style-name="P88" text:outline-level="1"><text:span text:style-name="T10">POTENTIAL CONTAINER FULL EXCEPTION</text:span> (see <text:a xlink:type="simple" xlink:href="#1.9.Container Full Exception|outline"><text:span text:style-name="T5">CONTAINER FULL EXCEPTION</text:span></text:a>)</text:h>
                    </text:list-item>
                    <text:list-item>
                      <text:h text:style-name="P88" text:outline-level="1">CONTAINER'S TERMINAL SHOW REQUIRED CONTAINER QUANTITY</text:h>
                    </text:list-item>
                    <text:list-item>
                      <text:h text:style-name="P88" text:outline-level="1">WORKER PUTS REQUIRED QUANTITY INTO CONTAINER</text:h>
                    </text:list-item>
                    <text:list-item>
                      <text:h text:style-name="P88" text:outline-level="1">WORKER SETS THE QUANTITY PUT AND CONFIRMS PICK COMPLETE</text:h>
                    </text:list-item>
                    <text:list-item>
                      <text:h text:style-name="P88" text:outline-level="1"><text:span text:style-name="T10">POTENTIAL OUT OF STOCK EXCEPTION</text:span> (see <text:a xlink:type="simple" xlink:href="#1.9.Out of Stock Exception|outline"><text:span text:style-name="T5">OUT OF STOCK EXCEPTION HANDLING</text:span></text:a>)</text:h>
                    </text:list-item>
                    <text:list-item>
                      <text:h text:style-name="P88" text:outline-level="1">CONTAINER'S TERMINAL SHOWS JUST PUT QUANITY DIMMED</text:h>
                    </text:list-item>
                  </text:list>
                </text:list-item>
              </text:list>
            </text:list-item>
            <text:list-item>
              <text:h text:style-name="P88" text:outline-level="1">END</text:h>
            </text:list-item>
            <text:list-item>
              <text:h text:style-name="P88" text:outline-level="1">POTENTIAL PICK LOCATION AUDIT OPTION (see <text:span text:style-name="T5">PICK AUDIT OPTION</text:span>)</text:h>
            </text:list-item>
          </text:list>
        </text:list-item>
        <text:list-item>
          <text:h text:style-name="P88" text:outline-level="1">END</text:h>
        </text:list-item>
        <text:list-item>
          <text:h text:style-name="P88" text:outline-level="1">REPEAT AISLE PROCESS FOR ALL AISLES</text:h>
        </text:list-item>
        <text:list-item>
          <text:h text:style-name="P88" text:outline-level="1"><text:span text:style-name="T10">POTENTIAL ORDER INCOMPLETE EXCEPTION</text:span> (see <text:span text:style-name="T5">INCOMPLETE ORDER EXCEPTION</text:span>)</text:h>
        </text:list-item>
        <text:list-item>
          <text:h text:style-name="P88" text:outline-level="1">MOVE CHE TO THE WORK AREA TERMINATION POINT</text:h>
        </text:list-item>
      </text:list>
      <text:h text:style-name="P78" text:outline-level="2">CHE Setup</text:h>
      <text:p text:style-name="P15">When a worker builds a batch on a CHE they can choose from three types of containers:</text:p>
      <text:list xml:id="list81511935218001" text:continue-list="list8237517920417578349" text:style-name="L2">
        <text:list-item>
          <text:p text:style-name="P121"><text:soft-page-break/>Worked containers, partially filled in an upstream work area.</text:p>
        </text:list-item>
        <text:list-item>
          <text:p text:style-name="P121">Preassigned, unworked/empty containers.</text:p>
        </text:list-item>
        <text:list-item>
          <text:p text:style-name="P121">Unassigned empty containers.</text:p>
        </text:list-item>
      </text:list>
      <text:p text:style-name="P25"/>
      <text:p text:style-name="P27"><text:span text:style-name="T18">From the worker's view, the setup process is the same with all three container types. <text:s/></text:span>The selection of the "next appropriate container" for the order batch is driven by the worker and not the system. <text:s/>Every site will have their own manual process for how workers should select and label containers for the order batch. <text:s/>In the case of preassigned container IDs when the worker selects the container they necessarily select the order preassigned to it. <text:s/>In the case where there is no preassigned ID you have a process where different orders require a different container types or sizes. <text:s/>In this case the type of container the worker selects determines what order the system can assign to the container (and hence the batch). <text:s/>There may be an imbalance of demand for certain container types if the worker doesn't know the order mix. <text:s/>We have experience forcing the user's container type selection, and this has not worked well. <text:s/>It's too rigid and doesn't allow the worker to respond to unexpected or unanticipated events and demand. <text:s/>It's better to provide a scoreboard so the workers can see total order and container type demand and decide how to react to that demand. <text:s/>For example, if the system forces container type selection and the worker runs out of that container type then the system can come to a stop and no works gets done at all.</text:p>
      <text:h text:style-name="P105" text:outline-level="3">Process</text:h>
      <text:list xml:id="list81511615556025" text:continue-list="list81512781413827" text:style-name="L1">
        <text:list-item text:start-value="1">
          <text:h text:style-name="P88" text:outline-level="1" text:restart-numbering="true" text:start-value="-1">WORKER SELECTS AN AVAILABLE CHE</text:h>
        </text:list-item>
        <text:list-item>
          <text:h text:style-name="P88" text:outline-level="1">WORKER SCANS THE CHE'S MASTER ID BARCODE</text:h>
        </text:list-item>
        <text:list-item>
          <text:h text:style-name="P88" text:outline-level="1">SYSTEM INDICATES IF CHE IS AVAILABLE FOR USE</text:h>
        </text:list-item>
        <text:list-item>
          <text:h text:style-name="P88" text:outline-level="1">FOR EACH CHE POSITION</text:h>
          <text:list>
            <text:list-item>
              <text:h text:style-name="P88" text:outline-level="1">WORKER SELECTS THE NEXT APPROPRIATE CONTAINER</text:h>
            </text:list-item>
            <text:list-item>
              <text:h text:style-name="P88" text:outline-level="1">WORKER PUTS THE CONTAINER INTO A CHE CONTAINER POSITION</text:h>
            </text:list-item>
            <text:list-item>
              <text:h text:style-name="P88" text:outline-level="1">WORKER SCANS THE SELECTED CHE CONTAINER POSITION'S TERMINAL ID <text:span text:style-name="T18">CODE</text:span></text:h>
            </text:list-item>
            <text:list-item>
              <text:h text:style-name="P88" text:outline-level="1">WORKER SCANS THE SELECTED CONTAINER ID</text:h>
            </text:list-item>
            <text:list-item>
              <text:h text:style-name="P88" text:outline-level="1">THE CHE'S CONTAINER POSITION TERMINAL SHOULD SHOW THE CONTAINER ID</text:h>
            </text:list-item>
            <text:list-item>
              <text:h text:style-name="P88" text:outline-level="1">WORKER CONFIRMS CONTAINER ID</text:h>
            </text:list-item>
            <text:list-item>
              <text:h text:style-name="P88" text:outline-level="1"><text:span text:style-name="T19">IF THE CONTAINER ID IS NOT ALREADY ASSOCIATED TO AN ORDER </text:span>THE SYSTEM <text:span text:style-name="T19">ATTEMPTS TO ASSOCIATE IT TO ONE</text:span></text:h>
            </text:list-item>
            <text:list-item>
              <text:h text:style-name="P88" text:outline-level="1"><text:span text:style-name="T10">POTENTIAL NO READY ORDERS EXCEPTION</text:span> (See <text:a xlink:type="simple" xlink:href="#1.8.No Ready Orders Exception|outline">NO READY ORDERS EXCEPTION</text:a>)</text:h>
            </text:list-item>
          </text:list>
        </text:list-item>
        <text:list-item>
          <text:h text:style-name="P88" text:outline-level="1">END</text:h>
        </text:list-item>
      </text:list>
      <text:h text:style-name="P78" text:outline-level="2">No Ready Orders Exception</text:h>
      <text:p text:style-name="P9">The user selected a container for the order batch, but there is no order that can go in this container. <text:s/>The worker should physically remove this container from the batch. <text:s/>Whenever there is a NO READY ORDERS exception the system will not associate the container to the batch. <text:s/>The user can simply repeat the container assignment process at the same CHE container position with a new container type.</text:p>
      <text:p text:style-name="P9">If the worker is confused about what kind of container to use then they need to look at the order/container demand scoreboard before they select another container type. <text:s/>If there are no available containers for the current demand then you have a process exception and someone has to supply more ready containers.</text:p>
      <text:h text:style-name="P78" text:outline-level="2">Container Full Exception</text:h>
      <text:p text:style-name="P9">The active pick cannot be completed because the current container cannot fit any more items. <text:s/>The user will decrement the put quantity on the CHE container position terminal to the amount put into the container and will select the CONTAINER FULL exception. <text:s/>This will alert the system that some orders are short product. <text:s/>Exceptional orders will show up on a list at the final work area's termination point for special handling.</text:p>
      <text:p text:style-name="P9">Container full may be handled by a supervisor who brings a new container to the CHE so that the worker <text:soft-page-break/>can associate it with the continuation of that order in the order batch. <text:s/>NEED A PROCESS FOR THIS.</text:p>
      <text:h text:style-name="P78" text:outline-level="2">Out of Stock Exception</text:h>
      <text:p text:style-name="P9">The active pick cannot be completed because the current location does not have enough items. <text:s/>The user will decrement the put quantity on the CHE container position terminal to the amount put into the container and will select the OUT OF STOCK exception. <text:s/>This will alert the system that some orders are short product. <text:s/>Exceptional orders will show up on a list at the final work area's termination point for special handling.</text:p>
      <text:p text:style-name="P9">If there is an equivalent item at a further location, then the system will insert another pick for that item at that location to complete the shorted orders. <text:s/>If the order reaches the final work area's termination point with shorted items then the order will need special handling.</text:p>
      <text:p text:style-name="P9">N.B. In systems where the equivalent items shows up in adjacent locations, the current active pick will light for all adjacent locations of the same item. <text:s/>Adjacent items is a good way to prevent short picks that the picker has to resolve later on the pick line as the worker passes later locations for that item.</text:p>
      <text:h text:style-name="P76" text:outline-level="1"><text:span text:style-name="T35">Batched </text:span>Order <text:span text:style-name="T36">Put (WonderWall)</text:span></text:h>
      <text:p text:style-name="P16">The batched order put system allows batches of inventory to be put into outbound order <text:span text:style-name="T3">container</text:span>s. <text:s/>These order <text:span text:style-name="T3">container</text:span>s get setup in slots of a WonderWall. <text:s/>A container handler (e.g. cart) passes in front of the WonderWall with batches of inventory, and the system directs the worker to put items from a batch into <text:s/>outbound <text:span text:style-name="T3">container</text:span>s requiring that item. </text:p>
      <text:p text:style-name="P114">In a one-sided WonderWall the orders would complete while still in the WonderWall after the workers had passed all of the inventory batches through the work area. <text:s/>In a two-sided WonderWall each inventory batch gets put into a WonderWall slot and a separate, traditional outbound pick process happens on the other side.</text:p>
      <text:p text:style-name="P9"><text:span text:style-name="T20">The system has</text:span> <text:span text:style-name="T21">six</text:span> fundamental model concepts: <text:span text:style-name="T21">order, </text:span><text:a xlink:type="simple" xlink:href="#3.0.0.5.Item:|outline">item</text:a>, <text:a xlink:type="simple" xlink:href="#3.0.0.2.Container: |outline">container</text:a>, <text:a xlink:type="simple" xlink:href="#3.0.0.6.Location: |outline">location</text:a>, <text:a xlink:type="simple" xlink:href="#3.0.0.14.Work Instruction: |outline">work instruction</text:a>, <text:span text:style-name="T21">and </text:span><text:a xlink:type="simple" xlink:href="#2.0.0.16.Work Area: |outline"><text:span text:style-name="T21">work area</text:span></text:a>. <text:s/><text:span text:style-name="T21">(The glossary contains definitions and details.) <text:s/>A work instruction is a system command to move an into a container at a specific location in a work area to fulfill an order. <text:s/>The following document walks through this process.</text:span></text:p>
      <text:h text:style-name="P78" text:outline-level="2">Process Decisions</text:h>
      <text:p text:style-name="P10">You will need to setup some key system parameters to guide how you operation will flow. <text:s/><text:span text:style-name="T37">Process parameters may attach to the order, </text:span>work area <text:span text:style-name="T37">or facility</text:span>. <text:s/>The following sections give a high-level view of those parameters, and how they impact the system.</text:p>
      <text:h text:style-name="P111" text:outline-level="3">Shelf Technology Choice</text:h>
      <text:p text:style-name="P24">The choice of shelf technology sets determines what is possible in the process.</text:p>
      <text:h text:style-name="P104" text:outline-level="4"><text:span text:style-name="T38">LED Tubes</text:span>:</text:h>
      <text:p text:style-name="P28">LED Tubes have a three-color LED element every 2.5cm. <text:s/>This allows the system to generate a pattern across the bay face.</text:p>
      <text:h text:style-name="P97" text:outline-level="4"><text:span text:style-name="T38">SlotFlex</text:span>:</text:h>
      <text:p text:style-name="P24">Each slot has its own device with a numeric display, LED element and an ACK button.</text:p>
      <text:h text:style-name="P98" text:outline-level="4"><text:span text:style-name="T38">None</text:span>:</text:h>
      <text:p text:style-name="P24">There are no devices on the bays, so the CHE (e.g. cart) drives the entire work process.</text:p>
      <text:h text:style-name="P105" text:outline-level="3">Intermediate vs Outbound Container</text:h>
      <text:p text:style-name="P9">This is a property of the order.</text:p>
      <text:h text:style-name="P97" text:outline-level="4">Intermediate Container:</text:h>
      <text:p text:style-name="P17">Orders get picked into intermediate containers (e.g. <text:span text:style-name="T3">container</text:span>s) that do not leave the facility. <text:s/>These containers meet at a consolidation point where they get combined into the final shipping container.</text:p>
      <text:h text:style-name="P97" text:outline-level="4">Outbound Container:</text:h>
      <text:p text:style-name="P9">The order gets picked directly into the final shipping containers that leave the facility.</text:p>
      <text:h text:style-name="P105" text:outline-level="3">Reusable vs One-Time ID</text:h>
      <text:p text:style-name="P9">There is no system property for this - it's a fact that modifies the process.</text:p>
      <text:h text:style-name="P97" text:outline-level="4">Reusable ID:</text:h>
      <text:p text:style-name="P9">A container has a permanent, scannable ID and it returns to the pick line. <text:s/>There <text:span text:style-name="T24">is a</text:span> process to recycle the container ID<text:span text:style-name="T24">s</text:span> back to the base state prior to its return to production.</text:p>
      <text:h text:style-name="P97" text:outline-level="4">One-Time ID:</text:h>
      <text:p text:style-name="P9">This is either a container that doesn't have a permanent ID (e.g. the pickers apply a one-use ID) or it is a container with a permanent ID, but the container never returns to the facility. <text:s/>In this setup the system never processes the same container ID more than once. <text:s/><text:span text:style-name="T13">(A virtual container that uses an order ID as the </text:span><text:soft-page-break/><text:span text:style-name="T13">container ID is also an example of a one-time ID.)</text:span></text:p>
      <text:h text:style-name="P105" text:outline-level="3">Preassigned vs Unassigned Container ID</text:h>
      <text:p text:style-name="P9">This is a property of the order.</text:p>
      <text:h text:style-name="P97" text:outline-level="4">Preassigned Container ID:</text:h>
      <text:p text:style-name="P9">The order is preassigned to a container ID. <text:s/>This usually happens when the preprinted shipping label is the container ID during the pick process. <text:s/>In this setup the container shows up at the order initiation point either with the container ID already attached, or the picker needs to apply it to the outbound container prior to adding it to the next order batch.</text:p>
      <text:h text:style-name="P97" text:outline-level="4">Unassigned Container ID:</text:h>
      <text:p text:style-name="P9">The order has no preassigned container IDs, so the order gets assigned a container ID at the order initiation point. <text:s/>In parallel picking there is more than one initiation point and there is an ID for each work area active container. <text:s/>In serial picking there is a single initiation point and a single ID associated with the primary active container.</text:p>
      <text:h text:style-name="P109" text:outline-level="3">Work Presentation</text:h>
      <text:p text:style-name="P9"><text:span text:style-name="T39">Work presentation determines how many work instructions to show the worker at one time</text:span>.</text:p>
      <text:h text:style-name="P97" text:outline-level="4"><text:span text:style-name="T39">By Location</text:span>:</text:h>
      <text:p text:style-name="P115">Every location has a parameter of how many work instructions to show the worker in that location. <text:s/>If a location doesn't have this parameter then it asks its parent location for the parameter recursively until it find a location that does. <text:s/>If no location has a set parameter then the system shows all work instructions for that location. <text:s/>The system admin can also choose to tell the system to show all work instructions for a particular location, such as a bay.</text:p>
      <text:h text:style-name="P78" text:outline-level="2">Order <text:span text:style-name="T39">Put Data</text:span></text:h>
      <text:p text:style-name="P9">The order import process is how the raw orders enter the system so that it can break them down into the work instructions <text:span text:style-name="T26">that direct material movement</text:span> to complete the orders. <text:s/>There are two main order import methods: Dropbox file import <text:span text:style-name="T35">or the</text:span> <text:span text:style-name="T26">DropBox</text:span> RESTful <text:span text:style-name="T35">API</text:span> for system-to-system connections.</text:p>
      <text:h text:style-name="P105" text:outline-level="3">Dropbox <text:span text:style-name="T35">API</text:span></text:h>
      <text:p text:style-name="P9">Dropbox is a cloud-based file sharing service that provides an application-specific API so that third party applications like ours can connect to your Dropbox shares. <text:s/>When you first setup a facility the system will create a Dropbox EDI service for that facility. <text:s/>Initially, that EDI service will show "unlinked." <text:s/>If you do not need Dropbox service then you can leave it unlinked. The system will not attempt to contact Dropbox for unlinked facilities. <text:s/>If you do wish to link the facility to your Dropbox service then right-click on the EDI service entry, select "link service" and a dialog will pop up to ask you if you want to link the facility to your Dropbox account. <text:s/>If you click "OK" then the system will take you to the Dropbox login page (if you're not logged in to Dropbox already). <text:s/>Once you login to Dropbox you will see a page that requests you to link your Dropbox account to the Codeshelf system. <text:s/>If you click "Allow" then Dropbox will link your Dropbox account to the Codeshelf system and will send the system a token that allows the system to connect to your Dropbox account. <text:s/>(The system can only see the contents of the Codeshelf system directory and nothing else.) <text:s/>The Dropbox EDI service entry will show "linking" until you approve the request and we can link to it. <text:s text:c="2"/>Once you approve the link the Dropbox EDI service entry will show "linked". <text:s/>If you do not approve the connection, or if you take too long to approve the connection then system will give up the attempt to link to your Dropbox account and show "link failed."</text:p>
      <text:p text:style-name="P9"/>
      <text:p text:style-name="P9">Once linked to your Dropbox account the system will create a Codeshelf application directory. <text:s/>It will also create a subdirectory called FACILITY_&lt;<text:span text:style-name="T4">facility name</text:span>&gt; where &lt;<text:span text:style-name="T4">facility name</text:span>&gt; is the name of the facility you just linked. <text:s/>Inside the FACILITY_&lt;<text:span text:style-name="T4">facility name</text:span>&gt; subdirectory it will create two subdirectories: <text:span text:style-name="T4">import</text:span> and <text:span text:style-name="T4">export</text:span>.</text:p>
      <text:p text:style-name="P9"/>
      <text:p text:style-name="P9"><text:soft-page-break/>If you revoke permission for the system to attach to your Dropbox account then the service record will show "link failed." <text:s/>Also, at any time you can attach the facility's Dropbox service record to a different Dropbox account by repeating the process where you right-click the service record. <text:s/>(Just make sure you've first logged out of your Dropbox account, so that you will see a request to login to another account.)</text:p>
      <text:h text:style-name="P105" text:outline-level="3">Sales Orders</text:h>
      <text:p text:style-name="P9">The system will attempt to import any valid CSV <text:span text:style-name="T26">or Excel</text:span> it find<text:span text:style-name="T26">s</text:span> in the /Codeshelf/Facility_&lt;facility name&gt;/import/<text:span text:style-name="T26">orders</text:span> directory. <text:s/>It will load the first row as a header row and use each column of that header row to map columns to order properties by name (such as orderId). The columns can appear in any order as long as the column header name matches a valid order property name. <text:s/>(The column header-to-property match is a case-insensitive compare.)</text:p>
      <text:p text:style-name="P9">The order properties are: (Required fields are <text:span text:style-name="T1">bold</text:span>)</text:p>
      <text:p text:style-name="P63"/>
      <table:table table:name="Table2" table:style-name="Table2">
        <table:table-column table:style-name="Table2.A"/>
        <table:table-column table:style-name="Table2.B"/>
        <table:table-column table:style-name="Table2.C"/>
        <table:table-row>
          <table:table-cell table:style-name="Table2.A1" office:value-type="string">
            <text:p text:style-name="P29">orderGroupId</text:p>
          </table:table-cell>
          <table:table-cell table:style-name="Table2.A1" office:value-type="string">
            <text:p text:style-name="P31">String</text:p>
          </table:table-cell>
          <table:table-cell table:style-name="Table2.A1" office:value-type="string">
            <text:p text:style-name="P82"><text:span text:style-name="T27">Place </text:span><text:span text:style-name="T29">the</text:span><text:span text:style-name="T27"> order into a group so that they can be released to production together (</text:span><text:span text:style-name="T29">AKA </text:span><text:span text:style-name="T27">order waves)</text:span></text:p>
          </table:table-cell>
        </table:table-row>
        <table:table-row>
          <table:table-cell table:style-name="Table2.A1" office:value-type="string">
            <text:p text:style-name="P33">shipmentId</text:p>
          </table:table-cell>
          <table:table-cell table:style-name="Table2.A1" office:value-type="string">
            <text:p text:style-name="P35">String</text:p>
          </table:table-cell>
          <table:table-cell table:style-name="Table2.A1" office:value-type="string">
            <text:p text:style-name="P85">Orders with the same shipment ID go together in a single shipment.</text:p>
            <text:p text:style-name="P69"/>
          </table:table-cell>
        </table:table-row>
        <table:table-row>
          <table:table-cell table:style-name="Table2.A1" office:value-type="string">
            <text:p text:style-name="P40">orderId</text:p>
          </table:table-cell>
          <table:table-cell table:style-name="Table2.A1" office:value-type="string">
            <text:p text:style-name="P54">String</text:p>
          </table:table-cell>
          <table:table-cell table:style-name="Table2.A1" office:value-type="string">
            <text:p text:style-name="P69"/>
          </table:table-cell>
        </table:table-row>
        <table:table-row>
          <table:table-cell table:style-name="Table2.A1" office:value-type="string">
            <text:p text:style-name="P46">orderWorkSequence</text:p>
          </table:table-cell>
          <table:table-cell table:style-name="Table2.A1" office:value-type="string">
            <text:p text:style-name="P56">Integer</text:p>
          </table:table-cell>
          <table:table-cell table:style-name="Table2.A1" office:value-type="string">
            <text:p text:style-name="P58">The sequence that this order should get picked in production within the group. <text:s/>If there is no order group, we will sort all planned orders by this number. <text:s/>In the case of duplicates we sort by the earlier due date first.</text:p>
          </table:table-cell>
        </table:table-row>
        <table:table-row>
          <table:table-cell table:style-name="Table2.A1" office:value-type="string">
            <text:p text:style-name="P37">orderDetailId</text:p>
          </table:table-cell>
          <table:table-cell table:style-name="Table2.A1" office:value-type="string">
            <text:p text:style-name="P54">String</text:p>
          </table:table-cell>
          <table:table-cell table:style-name="Table2.A1" office:value-type="string">
            <text:p text:style-name="P69"/>
          </table:table-cell>
        </table:table-row>
        <table:table-row>
          <table:table-cell table:style-name="Table2.A1" office:value-type="string">
            <text:p text:style-name="P37">orderDate</text:p>
          </table:table-cell>
          <table:table-cell table:style-name="Table2.A1" office:value-type="string">
            <text:p text:style-name="P31">SQL Timestamp</text:p>
          </table:table-cell>
          <table:table-cell table:style-name="Table2.A1" office:value-type="string">
            <text:p text:style-name="P58">This is the date the order got created.</text:p>
          </table:table-cell>
        </table:table-row>
        <table:table-row>
          <table:table-cell table:style-name="Table2.A1" office:value-type="string">
            <text:p text:style-name="P37">dueDate</text:p>
          </table:table-cell>
          <table:table-cell table:style-name="Table2.A1" office:value-type="string">
            <text:p text:style-name="P31">SQL Timestamp</text:p>
          </table:table-cell>
          <table:table-cell table:style-name="Table2.A1" office:value-type="string">
            <text:p text:style-name="P85">This is the effective business date for the order – basically the date it should be in production</text:p>
          </table:table-cell>
        </table:table-row>
        <table:table-row>
          <table:table-cell table:style-name="Table2.A1" office:value-type="string">
            <text:p text:style-name="P33">preAssignedContainerId</text:p>
          </table:table-cell>
          <table:table-cell table:style-name="Table2.A1" office:value-type="string">
            <text:p text:style-name="P35">String</text:p>
          </table:table-cell>
          <table:table-cell table:style-name="Table2.A1" office:value-type="string">
            <text:p text:style-name="P82"><text:span text:style-name="T28">Make t</text:span><text:span text:style-name="T27">he same as the orderId </text:span><text:span text:style-name="T28">if</text:span><text:span text:style-name="T27"> you're picking into a virtual container.</text:span></text:p>
            <text:p text:style-name="P69"/>
          </table:table-cell>
        </table:table-row>
        <table:table-row>
          <table:table-cell table:style-name="Table2.A1" office:value-type="string">
            <text:p text:style-name="P37">itemId</text:p>
          </table:table-cell>
          <table:table-cell table:style-name="Table2.A1" office:value-type="string">
            <text:p text:style-name="P31">String</text:p>
          </table:table-cell>
          <table:table-cell table:style-name="Table2.A1" office:value-type="string">
            <text:p text:style-name="P69"/>
          </table:table-cell>
        </table:table-row>
        <table:table-row>
          <table:table-cell table:style-name="Table2.A1" office:value-type="string">
            <text:p text:style-name="P29">description</text:p>
          </table:table-cell>
          <table:table-cell table:style-name="Table2.A1" office:value-type="string">
            <text:p text:style-name="P31">String</text:p>
          </table:table-cell>
          <table:table-cell table:style-name="Table2.A1" office:value-type="string">
            <text:p text:style-name="P69"/>
          </table:table-cell>
        </table:table-row>
        <table:table-row>
          <table:table-cell table:style-name="Table2.A1" office:value-type="string">
            <text:p text:style-name="P37">quantity</text:p>
          </table:table-cell>
          <table:table-cell table:style-name="Table2.A1" office:value-type="string">
            <text:p text:style-name="P48">SQL Decimal</text:p>
          </table:table-cell>
          <table:table-cell table:style-name="Table2.A1" office:value-type="string">
            <text:p text:style-name="P69"/>
          </table:table-cell>
        </table:table-row>
        <table:table-row>
          <table:table-cell table:style-name="Table2.A1" office:value-type="string">
            <text:p text:style-name="P37">uomId</text:p>
          </table:table-cell>
          <table:table-cell table:style-name="Table2.A1" office:value-type="string">
            <text:p text:style-name="P31">String</text:p>
          </table:table-cell>
          <table:table-cell table:style-name="Table2.A1" office:value-type="string">
            <text:p text:style-name="P58">Whatever unit of measure you use. <text:s/>If it doesn't already exist in the system we create it.</text:p>
          </table:table-cell>
        </table:table-row>
      </table:table>
      <text:p text:style-name="P66"/>
      <text:h text:style-name="P109" text:outline-level="3"><text:soft-page-break/>Inventory Batches</text:h>
      <text:p text:style-name="P17"><text:span text:style-name="T39">In cross-dock situations where Codeshelf doesn't control the order batch pick, the host system needs to send us the contents of the inventory batches. <text:s/></text:span>The system will attempt to import any valid CSV <text:span text:style-name="T26">or Excel</text:span> it find<text:span text:style-name="T26">s</text:span> in the /Codeshelf/Facility_&lt;facility name&gt;/import/<text:span text:style-name="T41">batches</text:span> directory. <text:s/>It will load the first row as a header row and use each column of that header row to map columns to order properties by name (such as orderId). The columns can appear in any order as long as the column header name matches a valid order property name. <text:s/>(The column header-to-property match is a case-insensitive compare.)</text:p>
      <text:p text:style-name="P19"/>
      <text:p text:style-name="P19">The <text:span text:style-name="T39">inventory batch</text:span> properties are: (Required fields are <text:span text:style-name="T1">bold</text:span>)</text:p>
      <text:p text:style-name="P64"/>
      <table:table table:name="Table3" table:style-name="Table3">
        <table:table-column table:style-name="Table3.A"/>
        <table:table-column table:style-name="Table3.B"/>
        <table:table-column table:style-name="Table3.C"/>
        <table:table-row>
          <table:table-cell table:style-name="Table3.A1" office:value-type="string">
            <text:p text:style-name="P42"><text:span text:style-name="T39">item</text:span>Id</text:p>
          </table:table-cell>
          <table:table-cell table:style-name="Table3.A1" office:value-type="string">
            <text:p text:style-name="P94">String</text:p>
          </table:table-cell>
          <table:table-cell table:style-name="Table3.A1" office:value-type="string">
            <text:p text:style-name="P83"/>
          </table:table-cell>
        </table:table-row>
        <table:table-row>
          <table:table-cell table:style-name="Table3.A1" office:value-type="string">
            <text:p text:style-name="P44">quantity</text:p>
          </table:table-cell>
          <table:table-cell table:style-name="Table3.A1" office:value-type="string">
            <text:p text:style-name="P87">SQL Decimal</text:p>
          </table:table-cell>
          <table:table-cell table:style-name="Table3.A1" office:value-type="string">
            <text:p text:style-name="P70"/>
          </table:table-cell>
        </table:table-row>
        <table:table-row>
          <table:table-cell table:style-name="Table3.A1" office:value-type="string">
            <text:p text:style-name="P44">containerId</text:p>
          </table:table-cell>
          <table:table-cell table:style-name="Table3.A1" office:value-type="string">
            <text:p text:style-name="P87">String</text:p>
          </table:table-cell>
          <table:table-cell table:style-name="Table3.A1" office:value-type="string">
            <text:p text:style-name="P61">The container ID that holds this item batch.</text:p>
          </table:table-cell>
        </table:table-row>
        <table:table-row>
          <table:table-cell table:style-name="Table3.A1" office:value-type="string">
            <text:p text:style-name="P38">description</text:p>
          </table:table-cell>
          <table:table-cell table:style-name="Table3.A1" office:value-type="string">
            <text:p text:style-name="P92">String</text:p>
          </table:table-cell>
          <table:table-cell table:style-name="Table3.A1" office:value-type="string">
            <text:p text:style-name="P61">Human-readable description of the item that allows the worker to distinguish it from other items that might be in the order batch container.</text:p>
          </table:table-cell>
        </table:table-row>
        <table:table-row>
          <table:table-cell table:style-name="Table3.A1" office:value-type="string">
            <text:p text:style-name="P38">quantity</text:p>
          </table:table-cell>
          <table:table-cell table:style-name="Table3.A1" office:value-type="string">
            <text:p text:style-name="P96">SQL Decimal</text:p>
          </table:table-cell>
          <table:table-cell table:style-name="Table3.A1" office:value-type="string">
            <text:p text:style-name="P70"/>
          </table:table-cell>
        </table:table-row>
        <table:table-row>
          <table:table-cell table:style-name="Table3.A1" office:value-type="string">
            <text:p text:style-name="P38">uomId</text:p>
          </table:table-cell>
          <table:table-cell table:style-name="Table3.A1" office:value-type="string">
            <text:p text:style-name="P92">String</text:p>
          </table:table-cell>
          <table:table-cell table:style-name="Table3.A1" office:value-type="string">
            <text:p text:style-name="P59">Whatever unit of measure you use. <text:s/>If it doesn't already exist in the system we create it.</text:p>
          </table:table-cell>
        </table:table-row>
      </table:table>
      <text:p text:style-name="P67"/>
      <text:h text:style-name="P79" text:outline-level="2"><text:span text:style-name="T41">Batch </text:span>Import process</text:h>
      <text:p text:style-name="P112">DropBox informs Codeshelf any time there is a change to any file in the Codeshelf application folder (DropBox /deltas API). <text:s/>We will re/read any new or changed file in the application folder. <text:s/>The first time we see an orderId we create an order for it. <text:s/>The first time we see an orderDetailId for an orderId we will create it, create a work instruction for the listed quantity, and attach it to the order. <text:s/>If you change a file or send a new file with orderIds already imported to the system we will update those orders in the system. <text:s/>Any order file that has fewer order <text:s/>detail items than before we will zero-out, but not delete, the missing order detail items. <text:s/>If any order has more order detail items than before we will create them and add them to the order.</text:p>
      <text:p text:style-name="P112">Order updates can arrive at any time, including after the order completed picking. <text:s/>For completed orders you will receive a return work instruction/order completion message (via DropBox) that indicates order detail items that have an under/over pick as a result of a late update. <text:s/>Updates that arrive in the middle of a pick operation will correctly alter the work instructions for any unpicked items and correct the production operation. <text:s/>This can have two consequences: 1) the unpicked items may be behind the picker and they will need to loop back to close the orders, or the new items may be in a new pick area and the order will need to get onto a shuttle to the next area to complete the pick. <text:s/>It's important to realize that order updates may arrive too late to change the production, so the host system should be prepared to detect over/under picks on closed orders and route/deal with them in QA.</text:p>
      <text:h text:style-name="P78" text:outline-level="2">Release <text:span text:style-name="T41">Inventory Batches</text:span> to Production</text:h>
      <text:p text:style-name="P9">Before the system can create work instructions, it must first release <text:span text:style-name="T41">inventory batches</text:span> to production. <text:s/>The release process also invokes the work instruction creation process. <text:s/>Each work area has a work strategy that the system uses to create work instructions in that work area. <text:s/>The system optionally chains <text:soft-page-break/>work areas so that work has to progress across the facility in a particular order.</text:p>
      <text:h text:style-name="P105" text:outline-level="3">Manual Releasing</text:h>
      <text:p text:style-name="P9">The shift manager should only release orders to production for the current shift. <text:s/>The Order Release Tool allows the shift manager to select unreleased order groups and release them to production.</text:p>
      <text:h text:style-name="P105" text:outline-level="3">Automatic Releasing</text:h>
      <text:p text:style-name="P12"><text:span text:style-name="T41">Inventory batches are released as soon as they show up in the interface. <text:s/>This is the default mode of the system unless changed at the facility level.</text:span> </text:p>
      <text:h text:style-name="P80" text:outline-level="2"><text:span text:style-name="T41">Inventory Batch</text:span> Setup (Start of day process)</text:h>
      <text:p text:style-name="P12">Before the system can work <text:span text:style-name="T41">inventory batches</text:span>, they must be imported into the system and then released. <text:s/>The system allows the release process to be manual or automatic. <text:s/>In the case of manual process, a manager will need to release <text:span text:style-name="T41">inventory batches</text:span>. <text:s/>The manager can do this in advance.</text:p>
      <text:h text:style-name="P108" text:outline-level="3"><text:span text:style-name="T41">Inventory Batch</text:span> Release Process</text:h>
      <text:list xml:id="list81511947925539" text:continue-list="list81511615556025" text:style-name="L1">
        <text:list-item text:start-value="1">
          <text:h text:style-name="P88" text:outline-level="1" text:restart-numbering="true" text:start-value="-1">IMPORT NEW <text:span text:style-name="T41">INVENTORY BATCHES</text:span> (see<text:span text:style-name="T7"> </text:span><text:a xlink:type="simple" xlink:href="#3.3.Batch Import process|outline"><text:span text:style-name="T8">BATCH IMPORT PROCESS</text:span></text:a>)</text:h>
        </text:list-item>
        <text:list-item>
          <text:h text:style-name="P88" text:outline-level="1"><text:span text:style-name="T16">RELEASE INVENTORY BATCHES TO PRODUCTION (see </text:span><text:a xlink:type="simple" xlink:href="#3.4.Release Inventory Batches to Production|outline"><text:span text:style-name="T16">RELEASE INVENTORY BATCHES TO PRODUCTION</text:span></text:a><text:span text:style-name="T16">)</text:span></text:h>
        </text:list-item>
      </text:list>
      <text:h text:style-name="P78" text:outline-level="2"><text:span text:style-name="T16">Work Area</text:span> Process<text:span text:style-name="T16">es</text:span></text:h>
      <text:p text:style-name="P113">System work (assigning and completing work instructions) always occurs in a work area – no work happen outside or between work areas. <text:s/>Moreover, an operation would only have multiple work areas to deal with physical separation or heterogeneous order-batch mixes. <text:s/>E.g. Orders that include few SKUs from a similar inventory batch, or orders that all share SKUs from a common-area mixed with SKUs from a remote area. <text:s/>Orders worked together on the same CHE in a work area would not travel together on that CHE to another work area to get picked – there would be no productivity gain for this, so the system doesn't support it. <text:s/>Instead containers that travel between work areas do so on a shuttle – usually a cart or conveyor. <text:s/></text:p>
      <text:p text:style-name="P113">For the above reasons, the system pick logic focuses on what happens in a work area: batch items get put into order containers. <text:s/>The general process is the same for all work areas: inventory batch containers arrive at the work area, items get put into outbound order container (positions), and then the CHE departs the work area when the work is complete. <text:s text:c="2"/>Arriving containers are unworked or worked, and departing containers are worked or completed. <text:s/>In system-directed work areas the containers get loaded onto CHEs, and in user-directed work areas there is no CHE.</text:p>
      <text:h text:style-name="P105" text:outline-level="3">Serial <text:span text:style-name="T42">Put</text:span>/<text:span text:style-name="T12">Intermediate</text:span> Container/<text:span text:style-name="T42">Reusable</text:span> ID/<text:span text:style-name="T13">Pre</text:span>assigned <text:span text:style-name="T42">Inventory Batch</text:span>/<text:span text:style-name="T12">No Lot</text:span></text:h>
      <text:p text:style-name="P13">Each <text:span text:style-name="T42">inventory batch</text:span> gets <text:span text:style-name="T42">put</text:span> into an intermediate <text:span text:style-name="T42">outbound order </text:span>container, and there <text:span text:style-name="T42">may be more than</text:span> one container for that order.</text:p>
      <text:h text:style-name="P97" text:outline-level="4">Initiation Point</text:h>
      <text:p text:style-name="P14">To prepare to pick, the picker sets up <text:span text:style-name="T43">inventory</text:span> batch<text:span text:style-name="T42">es</text:span> on a CHE. <text:s/>The picker will have <text:span text:style-name="T43">two</text:span> options for container<text:span text:style-name="T43">s</text:span> in the initiation point:</text:p>
      <text:list xml:id="list3212184151156569554" text:style-name="L3">
        <text:list-item>
          <text:p text:style-name="P122">Worked containers, partially <text:span text:style-name="T42">emptied</text:span> <text:span text:style-name="T42">from</text:span> an upstream work area <text:span text:style-name="T42">or a previous (aborted) CHE run</text:span>.</text:p>
        </text:list-item>
        <text:list-item>
          <text:p text:style-name="P122"><text:span text:style-name="T43">U</text:span>nworked containers.</text:p>
        </text:list-item>
      </text:list>
      <text:h text:style-name="P97" text:outline-level="4">Termination Point</text:h>
      <text:p text:style-name="P9">When <text:span text:style-name="T16">the</text:span> <text:span text:style-name="T43">inventory</text:span> batch<text:span text:style-name="T43">es</text:span> <text:span text:style-name="T16"><text:s/>complete and the CHE </text:span>reaches the work area termination point, some <text:span text:style-name="T43">inventory batches may be complete and some may not. <text:s/>Uncompleted inventory batches could happen for three reasons: they're for a down-stream work area, there was more material than needed to fill orders, or the picker may have shorted orders in the work area.</text:span></text:p>
      <text:h text:style-name="P97" text:outline-level="4">Process Flow</text:h>
      <text:p text:style-name="P9">These are the steps to work <text:span text:style-name="T43">inventory batches</text:span> in this type of <text:span text:style-name="T16">work area</text:span>. <text:s/>The steps may link to a detailed <text:soft-page-break/>explanation of that step.</text:p>
      <text:list xml:id="list81512183618291" text:continue-list="list81511947925539" text:style-name="L1">
        <text:list-item>
          <text:h text:style-name="P88" text:outline-level="1">WORKER ARRIVES AT THEIR WORK AREA</text:h>
        </text:list-item>
        <text:list-item>
          <text:h text:style-name="P90" text:outline-level="1">WORKER SELECTS AVAILABLE CHE (DISPLAY: LOGIN)</text:h>
        </text:list-item>
        <text:list-item>
          <text:h text:style-name="P88" text:outline-level="1">WORKER <text:span text:style-name="T25">SCAN BADGE TO LOGIN</text:span> <text:span text:style-name="T17">TO THE CHE (DISPLAY: SCAN WORK AREA)</text:span></text:h>
        </text:list-item>
        <text:list-item>
          <text:h text:style-name="P88" text:outline-level="1"><text:span text:style-name="T17">WORKER ASSOCIATES CHE TO A</text:span> WORK AREA INITIATION POINT <text:span text:style-name="T25">BY SCANNING THE WORK AREA INITIATION POINT LOCATION BARCODE. <text:s/>(DISPLAY: SCAN CONTAINER)</text:span></text:h>
        </text:list-item>
        <text:list-item>
          <text:h text:style-name="P88" text:outline-level="1">WORKER SETS UP THE NEXT <text:span text:style-name="T43">INVENTORY</text:span> BATCH ON THE CHE (see <text:a xlink:type="simple" xlink:href="#3.7.CHE Setup|outline"><text:span text:style-name="T9">CHE SETUP</text:span></text:a>)</text:h>
        </text:list-item>
        <text:list-item>
          <text:h text:style-name="P88" text:outline-level="1"><text:span text:style-name="T17">WORKER</text:span> STARTS THE <text:span text:style-name="T43">PUT</text:span> PROCESS FOR THE <text:span text:style-name="T43">INVENTORY</text:span> BATCH<text:span text:style-name="T43">ES</text:span></text:h>
        </text:list-item>
        <text:list-item>
          <text:h text:style-name="P88" text:outline-level="1">CHE TERMINAL BLINKS WORKER'S PICK ID COLOR</text:h>
        </text:list-item>
        <text:list-item>
          <text:h text:style-name="P88" text:outline-level="1">WORKER <text:span text:style-name="T44">STARTS ON THE PATH</text:span> <text:span text:style-name="T44">(FIRST </text:span>AISLE<text:span text:style-name="T44">)</text:span> WITH CHE</text:h>
        </text:list-item>
        <text:list-item>
          <text:h text:style-name="P88" text:outline-level="1">FOR EACH <text:span text:style-name="T44">ITEM IN THE INVENTORY</text:span> BATCH <text:span text:style-name="T44">FOR ORDERS ON THE PATH SEGMENT</text:span></text:h>
          <text:list>
            <text:list-item>
              <text:h text:style-name="P88" text:outline-level="1">THE <text:span text:style-name="T44">NEXT </text:span>ACTIVE <text:span text:style-name="T44">N-PUT</text:span> LOCATION<text:span text:style-name="T44">(S)</text:span> WILL <text:span text:style-name="T17">BLINK</text:span> THE PICKER'S ID COLOR. <text:s/>(IF THERE ARE ADJACENT LOCATIONS WITH THE SAME ITEM THAT CAN SATISFY THIS PICK THEN THEY MIGHT BE LIT TOO.)</text:h>
            </text:list-item>
            <text:list-item>
              <text:h text:style-name="P88" text:outline-level="1">WORKER SEARCHES AISLE FOR ACTIVE <text:span text:style-name="T44">PUT</text:span> LOCATION</text:h>
            </text:list-item>
            <text:list-item>
              <text:h text:style-name="P88" text:outline-level="1">WORKER MOVES CHE TO NEXT <text:span text:style-name="T44">PUT</text:span> LOCATION</text:h>
            </text:list-item>
            <text:list-item>
              <text:h text:style-name="P88" text:outline-level="1">WORKER CHECKS CHE <text:span text:style-name="T44">CONTROLLER FOR</text:span> TOTAL REQUIRED ITEM QUANTITY</text:h>
            </text:list-item>
            <text:list-item>
              <text:h text:style-name="P88" text:outline-level="1">WORKER <text:span text:style-name="T44">PUTS</text:span> TOTAL REQUIRED ITEM QUANTITY <text:span text:style-name="T44">INTO THE LIT</text:span> LOCATION<text:span text:style-name="T44">S</text:span></text:h>
            </text:list-item>
            <text:list-item>
              <text:h text:style-name="P88" text:outline-level="1">FOR EACH <text:span text:style-name="T44">LOCATION</text:span> WITH AN ACTIVE <text:span text:style-name="T44">PUT</text:span> <text:span text:style-name="T44">FOR</text:span> <text:span text:style-name="T44">THE ACTUVE</text:span> ITEM:</text:h>
              <text:list>
                <text:list-item>
                  <text:list>
                    <text:list-item>
                      <text:h text:style-name="P88" text:outline-level="1"><text:span text:style-name="T10">POTENTIAL CONTAINER FULL EXCEPTION</text:span> (see <text:a xlink:type="simple" xlink:href="#3.9.Container Full Exception|outline"><text:span text:style-name="T9">CONTAINER FULL EXCEPTION</text:span></text:a>)</text:h>
                    </text:list-item>
                    <text:list-item>
                      <text:h text:style-name="P88" text:outline-level="1">CONTAINER'S TERMINAL SHOW REQUIRED CONTAINER QUANTITY</text:h>
                    </text:list-item>
                    <text:list-item>
                      <text:h text:style-name="P88" text:outline-level="1">WORKER PUTS REQUIRED QUANTITY INTO CONTAINER</text:h>
                    </text:list-item>
                    <text:list-item>
                      <text:h text:style-name="P88" text:outline-level="1">WORKER CONFIRMS PICK COMPLETE</text:h>
                    </text:list-item>
                    <text:list-item>
                      <text:h text:style-name="P88" text:outline-level="1"><text:span text:style-name="T10">POTENTIAL OUT OF STOCK EXCEPTION</text:span> (see <text:a xlink:type="simple" xlink:href="#3.10.Out of Stock Exception|outline"><text:span text:style-name="T9">OUT OF STOCK EXCEPTION</text:span></text:a>)</text:h>
                    </text:list-item>
                  </text:list>
                </text:list-item>
              </text:list>
            </text:list-item>
            <text:list-item>
              <text:h text:style-name="P88" text:outline-level="1">END</text:h>
            </text:list-item>
            <text:list-item>
              <text:h text:style-name="P89" text:outline-level="1">POTENTIAL PICK LOCATION AUDIT OPTION (see <text:span text:style-name="T5">PICK AUDIT OPTION</text:span>)</text:h>
            </text:list-item>
          </text:list>
        </text:list-item>
        <text:list-item>
          <text:h text:style-name="P88" text:outline-level="1">END</text:h>
        </text:list-item>
        <text:list-item>
          <text:h text:style-name="P88" text:outline-level="1">REPEAT <text:span text:style-name="T44">PATH SEGMENT (</text:span>AISLE<text:span text:style-name="T44">)</text:span> PROCESS FOR ALL <text:span text:style-name="T44">PATH SEGMENTS (</text:span>AISLES<text:span text:style-name="T44">)</text:span></text:h>
        </text:list-item>
        <text:list-item>
          <text:h text:style-name="P88" text:outline-level="1">MOVE CHE TO THE WORK AREA TERMINATION POINT</text:h>
        </text:list-item>
      </text:list>
      <text:h text:style-name="P78" text:outline-level="2">CHE Setup</text:h>
      <text:p text:style-name="P15">When a worker builds a batch on a CHE they can choose from three types of containers:</text:p>
      <text:list xml:id="list81512839019731" text:continue-list="list3212184151156569554" text:style-name="L3">
        <text:list-item>
          <text:p text:style-name="P123">Worked containers, partially <text:span text:style-name="T42">emptied</text:span> <text:span text:style-name="T42">from</text:span> an upstream work area <text:span text:style-name="T42">or a previous (aborted) CHE run</text:span>.</text:p>
        </text:list-item>
        <text:list-item>
          <text:p text:style-name="P123"><text:span text:style-name="T43">U</text:span>nworked containers.</text:p>
        </text:list-item>
      </text:list>
      <text:p text:style-name="P25"/>
      <text:p text:style-name="P27"><text:span text:style-name="T18">From the worker's view, the setup process is the same with all container types. <text:s/></text:span>The selection of the "next appropriate container" for the <text:span text:style-name="T45">inventory</text:span> batch is driven by the worker and not the system. <text:s/>Every site will have their own manual process for how workers should select containers for the <text:span text:style-name="T45">inventory</text:span> batch. <text:s/>There may be an imbalance of demand for certain container types if the worker doesn't know the order mix. <text:s/>We have experience forcing the user's container type selection, and this has not worked well. <text:s/>It's too rigid and doesn't allow the worker to respond to unexpected or unanticipated events and demand. <text:s/>It's better to provide a scoreboard so the workers can see total order and container type demand and decide how to react to that demand. <text:s/>For example, if the system forces container type selection and the worker runs out of that container type then the system can come to a stop and no works gets done at all.</text:p>
      <text:h text:style-name="P105" text:outline-level="3">Process</text:h>
      <text:list xml:id="list81513196807048" text:continue-list="list81512183618291" text:style-name="L1">
        <text:list-item text:start-value="1">
          <text:h text:style-name="P88" text:outline-level="1" text:restart-numbering="true" text:start-value="-1">WORKER SELECTS AN AVAILABLE CHE</text:h>
        </text:list-item>
        <text:list-item>
          <text:h text:style-name="P88" text:outline-level="1">FOR EACH CHE POSITION</text:h>
          <text:list>
            <text:list-item>
              <text:h text:style-name="P88" text:outline-level="1">WORKER SELECTS THE NEXT APPROPRIATE CONTAINER</text:h>
            </text:list-item>
            <text:list-item>
              <text:h text:style-name="P88" text:outline-level="1">WORKER PUTS THE CONTAINER INTO A CHE CONTAINER POSITION</text:h>
            </text:list-item>
            <text:list-item>
              <text:h text:style-name="P88" text:outline-level="1">WORKER SCANS THE SELECTED POSITION'S <text:span text:style-name="T46">CONTROLLER</text:span> ID <text:span text:style-name="T18">CODE</text:span></text:h>
            </text:list-item>
            <text:list-item>
              <text:h text:style-name="P88" text:outline-level="1"><text:soft-page-break/>WORKER SCANS THE SELECTED CONTAINER ID</text:h>
            </text:list-item>
            <text:list-item>
              <text:h text:style-name="P88" text:outline-level="1"><text:span text:style-name="T10">POTENTIAL NO READY ORDERS EXCEPTION</text:span> (See <text:a xlink:type="simple" xlink:href="#3.8.No Ready Orders Exception|outline">NO READY ORDERS EXCEPTION</text:a>)</text:h>
            </text:list-item>
          </text:list>
        </text:list-item>
        <text:list-item>
          <text:h text:style-name="P88" text:outline-level="1">END</text:h>
        </text:list-item>
      </text:list>
      <text:h text:style-name="P78" text:outline-level="2">No Ready Orders Exception</text:h>
      <text:p text:style-name="P9">The user selected a container for the <text:span text:style-name="T46">inventory</text:span> batch, but there <text:span text:style-name="T46">are no orders that need the items in this</text:span> container. <text:s/>The worker should physically remove this container from the batch. <text:s/>Whenever there is a NO READY ORDERS exception the system will not associate the container to the batch. <text:s/>The user can simply repeat the container assignment process at the same CHE container position with a new container type.</text:p>
      <text:p text:style-name="P9">If the worker is confused about what kind of container to use then they need to look at the order/container demand scoreboard before they select another container type. <text:s/>If there are no available containers for the current demand then you have a process exception and someone has to supply more ready containers.</text:p>
      <text:h text:style-name="P78" text:outline-level="2">Container Full Exception</text:h>
      <text:p text:style-name="P9">The active <text:span text:style-name="T46">put</text:span> cannot be completed because the <text:span text:style-name="T46">active put</text:span> container<text:span text:style-name="T46">s</text:span> cannot fit any more items. <text:s/>The user will decrement the <text:span text:style-name="T46">actual </text:span>put quantity on the CHE container position terminal to the amount put into the container and will select the CONTAINER FULL exception. <text:s/>This will alert the system that some orders are short product. <text:s/>Exceptional orders will show up on a list at the final work area's termination point for special handling.</text:p>
      <text:p text:style-name="P9">Container full may be handled by a supervisor who brings a new container to the CHE so that the worker can associate it with the continuation of that order in the order batch. <text:s/>NEED A PROCESS FOR THIS.</text:p>
      <text:h text:style-name="P78" text:outline-level="2">Out of Stock Exception</text:h>
      <text:p text:style-name="P9">The active pick cannot be completed because the current <text:span text:style-name="T46">inventory batch container</text:span> does not have enough items. <text:s/>The user will decrement the put quantity on the CHE container position terminal to the amount put into the container and will select the OUT OF STOCK exception. <text:s/>This will alert the system that some orders are short product. <text:s/>Exceptional orders will show up on a list at the final work area's termination point for special handling.</text:p>
      <text:p text:style-name="P9"><text:span text:style-name="T46">Orders further along the path that need this item will not get their work instructions auto-completed to SHORT status. <text:s/>The reason is that inventory batches may be so large that one cart cannot handling all of the needed material in one pass. <text:s/>The system only records a SHORT if the worker's intent was to put an item, but there was no item to put.</text:span> <text:s/>If the <text:span text:style-name="T46">CHE</text:span> reaches the final work area's termination point with shorted <text:span text:style-name="T46">order</text:span> items then the order will need special handling.</text:p>
      <text:h text:style-name="Heading_20_1" text:outline-level="1">Production Barcodes</text:h>
      <text:p text:style-name="P117">To greatly reduce errors and training issues we require prefixes to all barcodes so that the system can quickly reject invalid scans based on state and also provide the worker with quick, meaningful feedback on small devices/displays.</text:p>
      <text:p text:style-name="P52"><text:span text:style-name="T27"><text:tab/></text:span><text:span text:style-name="T48">COMMAND_PREFIX</text:span><text:span text:style-name="T30"><text:tab/><text:tab/><text:tab/>= </text:span><text:span text:style-name="T50">"X%"</text:span><text:span text:style-name="T30">;</text:span></text:p>
      <text:p text:style-name="P53"><text:span text:style-name="T27"><text:tab/></text:span><text:span text:style-name="T47">USER_PREFIX</text:span><text:span text:style-name="T27"><text:tab/><text:tab/><text:tab/>= </text:span><text:span text:style-name="T49">"U%"</text:span><text:span text:style-name="T27">;</text:span></text:p>
      <text:p text:style-name="P53"><text:span text:style-name="T27"><text:tab/></text:span><text:span text:style-name="T47">CONTAINER_PREFIX</text:span><text:span text:style-name="T27"><text:tab/><text:tab/><text:tab/>= </text:span><text:span text:style-name="T49">"C%"</text:span><text:span text:style-name="T27">;</text:span></text:p>
      <text:p text:style-name="P53"><text:span text:style-name="T27"><text:tab/></text:span><text:span text:style-name="T47">LOCATION_PREFIX</text:span><text:span text:style-name="T27"><text:tab/><text:tab/><text:tab/>= </text:span><text:span text:style-name="T49">"L%"</text:span><text:span text:style-name="T27">;</text:span></text:p>
      <text:p text:style-name="P53"><text:span text:style-name="T27"><text:tab/></text:span><text:span text:style-name="T47">ITEMID_PREFIX</text:span><text:span text:style-name="T27"><text:tab/><text:tab/><text:tab/>= </text:span><text:span text:style-name="T49">"I%"</text:span><text:span text:style-name="T27">;</text:span></text:p>
      <text:p text:style-name="P53"><text:span text:style-name="T27"><text:tab/></text:span><text:span text:style-name="T47">POSITION_PREFIX</text:span><text:span text:style-name="T27"><text:tab/><text:tab/><text:tab/>= </text:span><text:span text:style-name="T49">"P%"</text:span><text:span text:style-name="T27">;</text:span></text:p>
      <text:p text:style-name="P116">So a code for location A01.B2 (Aisle 1, Bay 2) should be encoded as L%A01.B2.</text:p>
      <text:p text:style-name="P116"/>
      <text:p text:style-name="P116"><text:soft-page-break/>We use Code39 for our own dev setup because we can get it as a font. <text:s/>That makes it easy to generate barcodes from any text or spreadsheet program. <text:s/>If you want to use a CRC-based barcode like Code 128 then you'll either need a specialized program to generate them or use a library that can compute the CRCs before output.</text:p>
      <text:p text:style-name="P116">Barcode generating programs are good, but you can also purchase preprinted barcodes from industry-oriented vendors if you want them on more stable materials like mylar. <text:s/>These are expensive so it makes more sense when you have a giant facility, a lot of facilities, you don't want to deal with it, or you anticipate that paper barcodes will get badly damaged over time. <text:s/>We should start with paper and see how it goes.</text:p>
      <text:h text:style-name="P74" text:outline-level="1">Location Naming</text:h>
      <text:p text:style-name="Text_20_body"><text:span text:style-name="T27">Our location model is a flexible, recursive Matrushka <text:s/>(</text:span><text:span text:style-name="T51">https://en.wikipedia.org/wiki/Matrushka</text:span><text:span text:style-name="T27">). <text:s/>Any location has a parent location and holds a collection of child locations. <text:s/>Nominally it would be: facility-&gt;aisle-&gt;bay-&gt;tier-&gt;slot (tho' that's flexible in the facility editor). <text:s/>Items and containers can be associated with any location - including directly in the facility location itself when you just know it's in the four walls, but you don't know where.</text:span></text:p>
      <text:p text:style-name="P118">One important consequence of this is that we can convert any FQN (dotted string) into a location or any location into an FQN (a dotted string). <text:s/>Generally the system is smart enough to parse the location relative the parent location where the work happened. <text:s/>So if "Facility 1" is coded F1 and "Aisle 01" is coded A01 and so on, then a slot might have a FQN of: F1.A01.B01.T1.S2. <text:s/>But if you scan A01.B01 within a facility it knows you mean bay F1.A01.B01.</text:p>
      <text:p text:style-name="P116">The reason this is important is because the facility needs a naming scheme. <text:s/>Structured naming schemes are better because the facility editor will help you easily create them. <text:s/>You are allowed to have TOTALLY RANDOM names at any level as long as that name is unique among all other locations that share the same direct parent. <text:s/>That is Aisle 1 could have locations: A01.BZ, A01.X24, A01.JEFF and aisle 2 could have locations A02..BZ, A02.X24, A02.JEFFAGAIN, etc.</text:p>
      <text:p text:style-name="P116">Now at Good Eggs it might be the case that we can physically code the individual order totes simply with bay-tier-slot since we should always know what aisle they're on when they scan. <text:s/>That is B01.T1.S3, etc. <text:s/>The barcode for that slot would be L%B01.T1.S3.</text:p>
      <text:p text:style-name="P116">This slot name mapping concept applies to all aspects of the system including interfaces.</text:p>
      <text:h text:style-name="P75" text:outline-level="1">Glossary</text:h>
      <text:h text:style-name="Heading_20_4" text:outline-level="4">Collection Point:</text:h>
      <text:p text:style-name="Text_20_body">A work area location to collect work in process containers. <text:s/>There are inbound collection points for containers entering the work area, and outbound collection points for containers leaving the work area. <text:s/>The inbound and outbound collection points can be in the same place.</text:p>
      <text:h text:style-name="Heading_20_4" text:outline-level="4"><text:span text:style-name="T1">Container</text:span>: </text:h>
      <text:p text:style-name="Text_20_body">Anything in the facility that can hold one or more items or other containers. <text:s/>Examples are <text:span text:style-name="T39">container</text:span>, case, pallet, trailer, etc. <text:s/>A container <text:span text:style-name="T4">always</text:span> has a location - even if it is just the facility. <text:s/>Containers always have a unique ID. <text:s/>There are three types of container ID: preassigned, reusable, and one-time. Preassigned container IDs are already associated with an order before work proceeds - often this is a carrier ID label. <text:s/>Reusable container IDs are for intermediate containers (<text:span text:style-name="T39">AKA </text:span>totes) that get recycled in the operation. <text:s/>One-time IDs are used once in the operation for intermediate containers and never again. <text:s/>Often they are a preprinted license plate that workers attach to an empty shipping container. <text:s/>They can also be a one-time use license plate on an otherwise recyclable container. <text:s/>One-time license plates have no reference to a container master, so the system knows nothing about their characteristics. <text:s/>For this reason, all one-time container ID must use the Property Encoded Container ID.</text:p>
      <text:h text:style-name="Heading_20_4" text:outline-level="4">Container Handler Equipment (CHE):<text:span text:style-name="T2"> </text:span></text:h>
      <text:p text:style-name="P1">Equipment that can hold and move one or more containers. <text:s/>E.g. fork truck, pallet jack, cart, conveyor, etc.</text:p>
      <text:h text:style-name="P99" text:outline-level="4">CHE Position:</text:h>
      <text:p text:style-name="P1">A place on the CHE where a terminal and container can go together as an atomic? unit. <text:s/>For fixed terminals there will be a fixed container position. <text:s/>For mobile terminals it's up to the worker to arrange terminals and containers together on the CHE.</text:p>
      <text:h text:style-name="Heading_20_4" text:outline-level="4"><text:span text:style-name="T1">Item</text:span>:</text:h>
      <text:p text:style-name="Text_20_body">The facility's atomic unit of goods, AKA a SKU. <text:s/>An item cannot be broken down further - it is the most basic unit of goods. <text:s/>It has a unit of measure (UoM) class that is either countable (e.g. EA) or weighable (e.g. KG). <text:s/>N.B. Different items may refer to the same end product. <text:s/>Each prepackaged, trackable unit of containment the facility can receive or ship is a separate item: Shampoo 12oz bottle in each, case of 12, case of 24, etc. Items have a status of: ACTIVE, INACTIVE, HELD.</text:p>
      <text:h text:style-name="Heading_20_4" text:outline-level="4"><text:span text:style-name="T1">Location</text:span>: </text:h>
      <text:p text:style-name="Text_20_body">A fixed place in the facility that can hold items or containers. <text:s/>E.g. Aisle, bay, tier, slot, etc. <text:s/>Locations nest so that one location can hold a collection of other locations. <text:s/>E.g. An aisle is a collection of bays. <text:s/>A location has physical attributes that includes its dimensions and its relative distance from its parent location. <text:s/>The facility is the top-level location. <text:s/>Locations have a status of ACTIVE, INACTIVE.</text:p>
      <text:h text:style-name="Heading_20_4" text:outline-level="4">Order Initiation Point:</text:h>
      <text:p text:style-name="Text_20_body">When a new (unworked) order get associated with a container in its first work area's initiation point.</text:p>
      <text:h text:style-name="Heading_20_4" text:outline-level="4">Order Termination Point:</text:h>
      <text:p text:style-name="Text_20_body">When a WIP order becomes complete and arrives at a work area termination point.</text:p>
      <text:h text:style-name="Heading_20_4" text:outline-level="4">Outbound Consolidation Area:</text:h>
      <text:p text:style-name="Text_20_body">Orders that exit their last work area then move to the outbound consolidation area. <text:s/>This is the place where the facility does final operations before shipping. <text:s/>This might involve repacking into dunnage, QA, etc. <text:s/>For serial picking when an order reaches the last work area's termination point, the order then moves to the outbound consolidation area. <text:s/>For parallel picking this happens when the order's active work area container reaches the work area's termination point. </text:p>
      <text:h text:style-name="P100" text:outline-level="4"><text:span text:style-name="T31">Packout Area</text:span>:</text:h>
      <text:p text:style-name="P3">The final work area where orders get processed into outbound containers for shipping.</text:p>
      <text:h text:style-name="P99" text:outline-level="4"><text:soft-page-break/>Parallel Picking:</text:h>
      <text:p text:style-name="P4">Orders get picked into multiple, intermediate containers (usually <text:span text:style-name="T39">container</text:span>s) in different work areas at the same time. <text:s/>At completion the intermediate <text:span text:style-name="T39">container</text:span>s arrive at a single location for packing into the outbound shipping container.</text:p>
      <text:h text:style-name="P101" text:outline-level="4">Path:<text:span text:style-name="T2"> </text:span></text:h>
      <text:p text:style-name="P2">A valid, safe, <text:span text:style-name="T4">directional</text:span> path that CHEs can make through a facility. <text:s/>A path is made of path segments that run along the front face of a location (mainly aisles). <text:s/>Each path segment has travel directional? that applies when it's only sensible or safe to travel in one direction along the segment. </text:p>
      <text:h text:style-name="P99" text:outline-level="4">Primary Active Container:</text:h>
      <text:p text:style-name="P1">In serial picking there is only one container active for the order at a time. <text:s/>This container is always the target container for the next work instruction.</text:p>
      <text:h text:style-name="P99" text:outline-level="4">Property Encoded Container ID:</text:h>
      <text:p text:style-name="P1">If a facility uses one-time container IDs that it attaches to temporary containers then the system can learn dimensional information from the container's ID. <text:s/>This is necessary for facilities that use multiple container types/sizes. <text:s/>The container ID format is: @ID&lt;TYPE_ID&gt;&lt;UNIQUE_ID&gt;. <text:s/>The UNIQUE_ID needs to be unique across all containers and container types. <text:s/>Any time the system scans an @ID code it knows it's scanned a one-time container ID and it knows what kind of container it is.</text:p>
      <text:h text:style-name="P100" text:outline-level="4"><text:span text:style-name="T31">QA work area</text:span>:</text:h>
      <text:p text:style-name="P3">A work area to inspect or fix randomly selected containers or containers with known under/over picks.</text:p>
      <text:h text:style-name="P100" text:outline-level="4">Serial Picking:</text:h>
      <text:p text:style-name="P5">Orders get picked into one container only until that container is complete. <text:s/>Serial picking applies to intermediate and outbound shipping container picking.</text:p>
      <text:h text:style-name="P100" text:outline-level="4"><text:span text:style-name="T31">Shuttle</text:span>:</text:h>
      <text:p text:style-name="P6">A CHE that carries containers from one work area to the next. <text:s/>There should be one shuttle for each downstream work area including the QA and pack-out areas.</text:p>
      <text:h text:style-name="P102" text:outline-level="4">Terminal: </text:h>
      <text:p text:style-name="P1">Any device that presents work instructions to the worker or collects process/exception information from the worker.</text:p>
      <text:h text:style-name="Heading_20_4" text:outline-level="4"><text:span text:style-name="T1">Work Area</text:span>: </text:h>
      <text:p text:style-name="P1">A collection of locations where one or more workers process work instructions. <text:s/><text:span text:style-name="T52">Defined by one complete work path.</text:span></text:p>
      <text:h text:style-name="Heading_20_4" text:outline-level="4">Work Area Active Container:</text:h>
      <text:p text:style-name="P1">In parallel picking this is the container active for the order in this work area. <text:s/>(There may be multiple work area active containers for an order.)</text:p>
      <text:h text:style-name="Heading_20_4" text:outline-level="4"><text:span text:style-name="T1">Work Area Initiation Point</text:span>: </text:h>
      <text:p text:style-name="P1">The point where new or WIP orders begin work in the work area. <text:s/>For new orders in the work area this is the place where the order associates with a container.</text:p>
      <text:h text:style-name="Heading_20_4" text:outline-level="4">Work Area Termination Point:</text:h>
      <text:p text:style-name="P1">The point where WIP and completed orders exit the work area.</text:p>
      <text:h text:style-name="Heading_20_4" text:outline-level="4"><text:span text:style-name="T1">Work Instruction</text:span>: </text:h>
      <text:p text:style-name="Text_20_body">A single, atomic material movement plan for a worker or machine to move an item between a location and a container, or to move a container location from one location to another. <text:s/>Work instructions have a status of PLANNED (cannot execute), ACTUAL (can execute), INPROGRESS, COMPLETED, and REVERTED (was PLANNED or ACTUAL, but was cancelled by the system or a user).</text:p>
      <text:p text:style-name="Standard"/>
      <text:p text:style-name="Text_20_body">The system imports orders and breaks them down into a series of work instructions, and sends those <text:soft-page-break/>work instructions to workers and machines. <text:s/>There are two high-level facility operations: inbound and outbound. <text:s/>Inbound is the process to put away material from received purchase orders. <text:s/>Outbound is the process to pick and organize material to ship sales orders.</text:p>
      <text:p text:style-name="Standard"/>
      <text:p text:style-name="Text_20_body">In order to process the work instructions the system needs to know about facility processes, equipment and workers. <text:s/>The system models for these items are: worker, work area, container handler equipment, path, work strategy, and terminal.</text:p>
      <text:h text:style-name="P103" text:outline-level="4">Work <text:span text:style-name="T52">Path</text:span>:</text:h>
      <text:p text:style-name="P119"><text:span text:style-name="T52">Defines a work area by its collection of ordered work segments.</text:span></text:p>
      <text:h text:style-name="P103" text:outline-level="4">Work <text:span text:style-name="T52">Path Segment</text:span>:</text:h>
      <text:p text:style-name="P120">A work segment has a start position, end position and a direction. <text:s/>You can assign one or more locations to a path segment. <text:s/>Typically, an aisle would be assigned a path segment. <text:s/>Any location that doesn't have a path segment can recursively ask its parent location for its path segment. <text:s/>In this way it's possible to know the path segment of all locations in the facility even if you only assign them to top-level locations like an aisle.</text:p>
      <text:h text:style-name="P103" text:outline-level="4">Work Queue:</text:h>
      <text:p text:style-name="P119">A collection of work instructions, sorted first by status (PLANNED, ACTUAL, COMPLETED) then by anticipated working order.</text:p>
      <text:h text:style-name="Heading_20_4" text:outline-level="4">Work In Process (WIP):</text:h>
      <text:p text:style-name="Text_20_body">Any partially worked containers.</text:p>
      <text:h text:style-name="Heading_20_4" text:outline-level="4">Work Strategy:<text:span text:style-name="T2"> </text:span></text:h>
      <text:p text:style-name="P1">Mainly the order of execution for work instructions.</text:p>
      <text:h text:style-name="Heading_20_4" text:outline-level="4"><text:span text:style-name="T1">Worker</text:span>: </text:h>
      <text:p text:style-name="Text_20_body">Handles work instructions for manual material movement.</text:p>
      <text:p text:style-name="Text_20_body"><text:a xlink:type="simple" xlink:href="https://en.wikipedia.org/wiki/Matrush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Grande" svg:font-family="LucidaGrande"/>
    <style:font-face style:name="OpenSymbol" svg:font-family="OpenSymbol"/>
    <style:font-face style:name="SourceCodePro-Regular" svg:font-family="SourceCodePro-Regular"/>
    <style:font-face style:name="Source Code Pro" svg:font-family="'Source Code Pro'"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in" style:contextual-spacing="false" fo:text-indent="0in" style:auto-text-indent="false"/>
      <style:text-properties style:font-name="Source Code Pro" fo:font-family="'Source Code Pro'" style:font-pitch="variable" fo:font-size="10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style:text-properties style:font-name="Times New Roman1" fo:font-family="'Times New Roman'" style:font-style-name="Regular" style:font-family-generic="roman" style:font-pitch="variable"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2" fo:font-family="'Times New Roman'" style:font-style-name="Bold" style:font-family-generic="roman" style:font-pitch="variable" fo:font-size="115%" fo:font-style="normal" fo:font-weight="bold" style:font-size-asian="115%" style:font-style-asian="normal" style:font-weight-asian="normal" style:font-size-complex="115%"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left="0.2in" fo:margin-right="0in" fo:margin-top="0.1598in" fo:margin-bottom="0in" style:contextual-spacing="false" fo:text-indent="0in" style:auto-text-indent="false">
        <style:tab-stops/>
      </style:paragraph-properties>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4in" fo:margin-right="0in" fo:margin-top="0.1in" fo:margin-bottom="0in" style:contextual-spacing="false" fo:text-indent="0in" style:auto-text-indent="false"/>
      <style:text-properties style:font-name="Times New Roman3" fo:font-family="'Times New Roman'" style:font-style-name="Bold Italic" style:font-family-generic="roman" style:font-pitch="variable" fo:font-size="12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left="0.5in" fo:margin-right="0in" fo:margin-top="0.1in" fo:margin-bottom="0in" style:contextual-spacing="false" fo:text-indent="0in" style:auto-text-indent="false">
        <style:tab-stops/>
      </style:paragraph-properties>
      <style:text-properties style:font-name="Times New Roman3" fo:font-family="'Times New Roman'" style:font-style-name="Bold Italic"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Untitled1" style:family="paragraph" style:parent-style-name="Heading_20_2" style:default-outline-level="" style:list-style-name="">
      <style:paragraph-properties fo:margin-top="0.2in" fo:margin-bottom="0in" style:contextual-spacing="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7:38:20</meta:creation-date>
    <dc:date>2014-02-04T08:15:11.229379000</dc:date>
    <meta:editing-duration>P9DT10H45M44S</meta:editing-duration>
    <meta:editing-cycles>98</meta:editing-cycles>
    <meta:generator>LibreOffice/4.1.4.2$MacOSX_x86 LibreOffice_project/0a0440ccc0227ad9829de5f46be37cfb6edcf72</meta:generator>
    <meta:document-statistic meta:table-count="4" meta:image-count="0" meta:object-count="0" meta:page-count="20" meta:paragraph-count="454" meta:word-count="9336" meta:character-count="55288" meta:non-whitespace-character-count="46157"/>
  </office:meta>
</office:document-meta>
</file>